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0.474cm"/>
    </style:style>
    <style:style style:name="P6" style:family="paragraph" style:parent-style-name="Standard">
      <style:paragraph-properties fo:line-height="0.483cm"/>
    </style:style>
    <style:style style:name="P7" style:family="paragraph" style:parent-style-name="Standard">
      <style:paragraph-properties fo:line-height="0.478cm"/>
    </style:style>
    <style:style style:name="P8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9" style:family="paragraph" style:parent-style-name="Standard" style:master-page-name="Standard">
      <style:paragraph-properties fo:margin-top="0.104cm" fo:margin-bottom="0cm" loext:contextual-spacing="false" fo:text-align="center" style:justify-single-word="false" style:page-number="auto"/>
    </style:style>
    <style:style style:name="P10" style:family="paragraph" style:parent-style-name="Standard">
      <style:paragraph-properties fo:margin-top="0.028cm" fo:margin-bottom="0cm" loext:contextual-spacing="false" fo:line-height="0.459cm"/>
      <style:text-properties style:font-name="Times New Roman" fo:font-size="13pt" style:font-size-asian="13pt" style:font-size-complex="13pt"/>
    </style:style>
    <style:style style:name="P11" style:family="paragraph" style:parent-style-name="Standard">
      <style:paragraph-properties fo:margin-top="0.002cm" fo:margin-bottom="0cm" loext:contextual-spacing="false" fo:line-height="0.494cm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.004cm" fo:margin-bottom="0cm" loext:contextual-spacing="false"/>
    </style:style>
    <style:style style:name="P13" style:family="paragraph" style:parent-style-name="Standard">
      <style:paragraph-properties fo:margin-top="0.03cm" fo:margin-bottom="0cm" loext:contextual-spacing="false" fo:line-height="0.459cm"/>
      <style:text-properties style:font-name="Times New Roman"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indent="1.249cm" style:auto-text-indent="false"/>
    </style:style>
    <style:style style:name="P15" style:family="paragraph" style:parent-style-name="Standard">
      <style:paragraph-properties fo:margin-left="0cm" fo:margin-right="0cm" fo:line-height="0.474cm" fo:text-indent="1.249cm" style:auto-text-indent="false"/>
    </style:style>
    <style:style style:name="P16" style:family="paragraph" style:parent-style-name="Standard">
      <style:paragraph-properties fo:margin-left="0cm" fo:margin-right="0cm" fo:line-height="0.474cm" fo:text-indent="1.249cm" style:auto-text-indent="false"/>
      <style:text-properties style:font-name="Times New Roman"/>
    </style:style>
    <style:style style:name="P17" style:family="paragraph" style:parent-style-name="Standard">
      <style:paragraph-properties fo:margin-top="0.051cm" fo:margin-bottom="0cm" loext:contextual-spacing="false"/>
    </style:style>
    <style:style style:name="P18" style:family="paragraph" style:parent-style-name="Standard">
      <style:paragraph-properties fo:margin-top="0.051cm" fo:margin-bottom="0cm" loext:contextual-spacing="false" fo:line-height="100%"/>
    </style:style>
    <style:style style:name="P19" style:family="paragraph" style:parent-style-name="Standard">
      <style:paragraph-properties fo:margin-left="1.501cm" fo:margin-right="0cm" fo:margin-top="0.051cm" fo:margin-bottom="0cm" loext:contextual-spacing="false" fo:line-height="100%" fo:text-indent="-0.501cm" style:auto-text-indent="false"/>
    </style:style>
    <style:style style:name="P20" style:family="paragraph" style:parent-style-name="Standard">
      <style:paragraph-properties fo:margin-left="1.501cm" fo:margin-right="0cm" fo:line-height="0.478cm" fo:text-indent="-0.501cm" style:auto-text-indent="false"/>
    </style:style>
    <style:style style:name="P21" style:family="paragraph" style:parent-style-name="Standard">
      <style:paragraph-properties fo:margin-left="1.501cm" fo:margin-right="0cm" fo:line-height="0.483cm" fo:text-indent="-0.501cm" style:auto-text-indent="false"/>
    </style:style>
    <style:style style:name="P22" style:family="paragraph" style:parent-style-name="Standard">
      <style:paragraph-properties fo:margin-left="1.501cm" fo:margin-right="0cm" fo:margin-top="0.007cm" fo:margin-bottom="0cm" loext:contextual-spacing="false" fo:line-height="0.483cm" fo:text-indent="-0.501cm" style:auto-text-indent="false"/>
    </style:style>
    <style:style style:name="P23" style:family="paragraph" style:parent-style-name="Standard">
      <style:paragraph-properties fo:margin-left="0cm" fo:margin-right="0cm" fo:line-height="0.474cm" fo:text-indent="0.501cm" style:auto-text-indent="false"/>
      <style:text-properties style:font-name="Times New Roman"/>
    </style:style>
    <style:style style:name="P24" style:family="paragraph" style:parent-style-name="Standard">
      <style:paragraph-properties fo:margin-top="0.021cm" fo:margin-bottom="0cm" loext:contextual-spacing="false" fo:line-height="0.423cm"/>
      <style:text-properties style:font-name="Times New Roman"/>
    </style:style>
    <style:style style:name="P25" style:family="paragraph" style:parent-style-name="Standard">
      <style:paragraph-properties fo:margin-left="1.501cm" fo:margin-right="0cm" fo:margin-top="0.012cm" fo:margin-bottom="0cm" loext:contextual-spacing="false" fo:line-height="0.483cm" fo:text-indent="0cm" style:auto-text-indent="false"/>
    </style:style>
    <style:style style:name="P26" style:family="paragraph" style:parent-style-name="Standard">
      <style:paragraph-properties fo:margin-left="1cm" fo:margin-right="0cm" fo:margin-top="0.004cm" fo:margin-bottom="0cm" loext:contextual-spacing="false" fo:text-indent="0cm" style:auto-text-indent="false"/>
    </style:style>
    <style:style style:name="P27" style:family="paragraph" style:parent-style-name="Standard">
      <style:paragraph-properties fo:margin-left="1cm" fo:margin-right="0cm" fo:line-height="0.483cm" fo:text-indent="0cm" style:auto-text-indent="false"/>
    </style:style>
    <style:style style:name="P28" style:family="paragraph" style:parent-style-name="Standard">
      <style:paragraph-properties fo:margin-top="0.018cm" fo:margin-bottom="0cm" loext:contextual-spacing="false" fo:line-height="0.247cm"/>
      <style:text-properties style:font-name="Times New Roman" fo:font-size="7pt" style:font-size-asian="7pt" style:font-size-complex="7pt"/>
    </style:style>
    <style:style style:name="P29" style:family="paragraph" style:parent-style-name="Standard">
      <style:paragraph-properties fo:margin-left="0.501cm" fo:margin-right="0cm" fo:text-indent="-0.501cm" style:auto-text-indent="false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Header">
      <style:paragraph-properties fo:margin-left="2.221cm" fo:margin-right="0cm" fo:text-align="start" style:justify-single-word="false" fo:text-indent="0cm" style:auto-text-indent="false"/>
    </style:style>
    <style:style style:name="P32" style:family="paragraph">
      <style:paragraph-properties fo:text-align="start"/>
      <style:text-properties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etter-spacing="0.002cm"/>
    </style:style>
    <style:style style:name="T3" style:family="text">
      <style:text-properties style:font-name="Times New Roman" fo:letter-spacing="0.002cm" fo:font-weight="bold" style:font-weight-asian="bold"/>
    </style:style>
    <style:style style:name="T4" style:family="text">
      <style:text-properties style:font-name="Times New Roman" fo:letter-spacing="0.002cm" fo:font-weight="bold" style:font-weight-asian="bold" style:font-weight-complex="bold"/>
    </style:style>
    <style:style style:name="T5" style:family="text">
      <style:text-properties style:font-name="Times New Roman" fo:letter-spacing="-0.004cm"/>
    </style:style>
    <style:style style:name="T6" style:family="text">
      <style:text-properties style:font-name="Times New Roman" fo:letter-spacing="-0.004cm" fo:font-weight="bold" style:font-weight-asian="bold"/>
    </style:style>
    <style:style style:name="T7" style:family="text">
      <style:text-properties style:font-name="Times New Roman" fo:letter-spacing="-0.004cm" fo:font-weight="bold" style:font-weight-asian="bold" style:font-weight-complex="bold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letter-spacing="-0.002cm"/>
    </style:style>
    <style:style style:name="T11" style:family="text">
      <style:text-properties style:font-name="Times New Roman" fo:letter-spacing="-0.002cm" fo:font-weight="bold" style:font-weight-asian="bold"/>
    </style:style>
    <style:style style:name="T12" style:family="text">
      <style:text-properties style:font-name="Times New Roman" fo:letter-spacing="-0.002cm" fo:font-weight="bold" style:font-weight-asian="bold" style:font-weight-complex="bold"/>
    </style:style>
    <style:style style:name="T13" style:family="text">
      <style:text-properties style:font-name="Times New Roman" fo:letter-spacing="-0.005cm"/>
    </style:style>
    <style:style style:name="T14" style:family="text">
      <style:text-properties style:font-name="Times New Roman" fo:letter-spacing="-0.005cm" fo:font-weight="bold" style:font-weight-asian="bold"/>
    </style:style>
    <style:style style:name="T15" style:family="text">
      <style:text-properties style:font-name="Times New Roman" fo:letter-spacing="0.005cm"/>
    </style:style>
    <style:style style:name="T16" style:family="text">
      <style:text-properties style:font-name="Times New Roman" fo:letter-spacing="0.005cm" fo:font-weight="bold" style:font-weight-asian="bold"/>
    </style:style>
    <style:style style:name="T17" style:family="text">
      <style:text-properties style:font-name="Times New Roman" fo:letter-spacing="0.005cm" fo:font-weight="bold" style:font-weight-asian="bold" style:font-weight-complex="bold"/>
    </style:style>
    <style:style style:name="T18" style:family="text">
      <style:text-properties style:font-name="Times New Roman" fo:letter-spacing="-0.042cm"/>
    </style:style>
    <style:style style:name="T19" style:family="text">
      <style:text-properties style:font-name="Times New Roman" fo:letter-spacing="-0.042cm" fo:font-weight="bold" style:font-weight-asian="bold"/>
    </style:style>
    <style:style style:name="T20" style:family="text">
      <style:text-properties style:font-name="Times New Roman" fo:letter-spacing="-0.009cm"/>
    </style:style>
    <style:style style:name="T21" style:family="text">
      <style:text-properties style:font-name="Times New Roman" fo:letter-spacing="-0.009cm" fo:font-weight="bold" style:font-weight-asian="bold" style:font-weight-complex="bold"/>
    </style:style>
    <style:style style:name="T22" style:family="text">
      <style:text-properties style:font-name="Times New Roman" fo:letter-spacing="0.007cm"/>
    </style:style>
    <style:style style:name="T23" style:family="text">
      <style:text-properties style:font-name="Times New Roman" fo:letter-spacing="0.007cm" fo:font-weight="bold" style:font-weight-asian="bold" style:font-weight-complex="bold"/>
    </style:style>
    <style:style style:name="T24" style:family="text">
      <style:text-properties style:font-name="Times New Roman" fo:letter-spacing="0.009cm"/>
    </style:style>
    <style:style style:name="T25" style:family="text">
      <style:text-properties style:font-name="Times New Roman" fo:letter-spacing="0.009cm" fo:font-weight="bold" style:font-weight-asian="bold" style:font-weight-complex="bold"/>
    </style:style>
    <style:style style:name="T26" style:family="text">
      <style:text-properties style:font-name="Times New Roman" fo:letter-spacing="-0.016cm"/>
    </style:style>
    <style:style style:name="T27" style:family="text">
      <style:text-properties style:font-name="Times New Roman" fo:letter-spacing="0.004cm"/>
    </style:style>
    <style:style style:name="T28" style:family="text">
      <style:text-properties style:font-name="Times New Roman" fo:letter-spacing="0.004cm" fo:font-weight="bold" style:font-weight-asian="bold" style:font-weight-complex="bold"/>
    </style:style>
    <style:style style:name="T29" style:family="text">
      <style:text-properties style:font-name="Times New Roman" fo:letter-spacing="-0.007cm"/>
    </style:style>
    <style:style style:name="T30" style:family="text">
      <style:text-properties style:font-name="Times New Roman" fo:letter-spacing="-0.007cm" fo:font-weight="bold" style:font-weight-asian="bold" style:font-weight-complex="bold"/>
    </style:style>
    <style:style style:name="T31" style:family="text">
      <style:text-properties style:font-name="Times New Roman" fo:letter-spacing="0.011cm"/>
    </style:style>
    <style:style style:name="T32" style:family="text">
      <style:text-properties style:font-name="Times New Roman" fo:letter-spacing="0.011cm" fo:font-weight="bold" style:font-weight-asian="bold" style:font-weight-complex="bold"/>
    </style:style>
    <style:style style:name="T33" style:family="text">
      <style:text-properties style:font-name="Times New Roman" fo:letter-spacing="-0.011cm"/>
    </style:style>
    <style:style style:name="T34" style:family="text">
      <style:text-properties style:font-name="Times New Roman" fo:letter-spacing="-0.011cm" fo:font-weight="bold" style:font-weight-asian="bold" style:font-weight-complex="bold"/>
    </style:style>
    <style:style style:name="T35" style:family="text">
      <style:text-properties style:font-name="Times New Roman" fo:letter-spacing="-0.046cm" fo:font-weight="bold" style:font-weight-asian="bold" style:font-weight-complex="bold"/>
    </style:style>
    <style:style style:name="T36" style:family="text">
      <style:text-properties style:font-name="Times New Roman" fo:letter-spacing="-0.018cm"/>
    </style:style>
    <style:style style:name="T37" style:family="text">
      <style:text-properties style:font-name="Times New Roman" fo:letter-spacing="-0.012cm"/>
    </style:style>
    <style:style style:name="T38" style:family="text">
      <style:text-properties style:font-name="Times New Roman" fo:letter-spacing="-0.023cm"/>
    </style:style>
    <style:style style:name="T39" style:family="text">
      <style:text-properties style:font-name="Times New Roman" fo:letter-spacing="0.012cm"/>
    </style:style>
    <style:style style:name="T40" style:family="text">
      <style:text-properties style:font-name="Times New Roman" fo:letter-spacing="0.072cm"/>
    </style:style>
    <style:style style:name="T41" style:family="text">
      <style:text-properties style:font-name="Times New Roman" fo:letter-spacing="0.018cm"/>
    </style:style>
    <style:style style:name="T42" style:family="text">
      <style:text-properties style:font-name="Times New Roman" fo:letter-spacing="0.021cm"/>
    </style:style>
    <style:style style:name="T43" style:family="text">
      <style:text-properties style:font-name="Times New Roman" fo:letter-spacing="0.016cm"/>
    </style:style>
    <style:style style:name="T44" style:family="text">
      <style:text-properties style:font-name="Times New Roman" fo:letter-spacing="-0.034cm"/>
    </style:style>
    <style:style style:name="T45" style:family="text">
      <style:text-properties style:font-name="Times New Roman" fo:letter-spacing="-0.014cm"/>
    </style:style>
    <style:style style:name="T46" style:family="text">
      <style:text-properties style:font-name="Times New Roman" fo:letter-spacing="0.019cm"/>
    </style:style>
    <style:style style:name="T47" style:family="text">
      <style:text-properties style:font-name="Times New Roman" fo:letter-spacing="-0.021cm"/>
    </style:style>
    <style:style style:name="T48" style:family="text">
      <style:text-properties style:font-name="Times New Roman" fo:letter-spacing="0.014cm"/>
    </style:style>
    <style:style style:name="T49" style:family="text">
      <style:text-properties style:text-position="-4% 100%" style:font-name="Times New Roman"/>
    </style:style>
    <style:style style:name="T50" style:family="text">
      <style:text-properties style:text-position="-4% 100%" style:font-name="Times New Roman" fo:letter-spacing="0.072cm"/>
    </style:style>
    <style:style style:name="T51" style:family="text">
      <style:text-properties style:text-position="-4% 100%" style:font-name="Times New Roman" fo:letter-spacing="-0.021cm"/>
    </style:style>
    <style:style style:name="T52" style:family="text">
      <style:text-properties style:text-position="-4% 100%" style:font-name="Times New Roman" fo:letter-spacing="-0.002cm"/>
    </style:style>
    <style:style style:name="T53" style:family="text">
      <style:text-properties style:text-position="-4% 100%" style:font-name="Times New Roman" fo:letter-spacing="-0.016cm"/>
    </style:style>
    <style:style style:name="T54" style:family="text">
      <style:text-properties style:text-position="-4% 100%" style:font-name="Times New Roman" fo:letter-spacing="0.007cm"/>
    </style:style>
    <style:style style:name="T55" style:family="text">
      <style:text-properties style:text-position="-4% 100%" style:font-name="Times New Roman" fo:letter-spacing="-0.007cm"/>
    </style:style>
    <style:style style:name="T56" style:family="text">
      <style:text-properties style:text-position="-4% 100%" style:font-name="Times New Roman" fo:letter-spacing="0.009cm"/>
    </style:style>
    <style:style style:name="T57" style:family="text">
      <style:text-properties style:text-position="-4% 100%" style:font-name="Times New Roman" fo:letter-spacing="0.004cm"/>
    </style:style>
    <style:style style:name="T58" style:family="text">
      <style:text-properties style:text-position="-4% 100%" style:font-name="Times New Roman" fo:letter-spacing="0.002cm"/>
    </style:style>
    <style:style style:name="T59" style:family="text">
      <style:text-properties style:text-position="-4% 100%" style:font-name="Times New Roman" fo:letter-spacing="-0.009cm"/>
    </style:style>
    <style:style style:name="T60" style:family="text">
      <style:text-properties style:text-position="-4% 100%" style:font-name="Times New Roman" fo:letter-spacing="-0.005cm"/>
    </style:style>
    <style:style style:name="T61" style:family="text">
      <style:text-properties style:text-position="-4% 100%" style:font-name="Times New Roman" fo:letter-spacing="-0.018cm"/>
    </style:style>
    <style:style style:name="T62" style:family="text">
      <style:text-properties style:font-name-complex="Arial1"/>
    </style:style>
    <style:style style:name="T63" style:family="text">
      <style:text-properties style:font-name-asian="Liberation Sans1" style:font-name-complex="Liberation Sans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18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P</text:span><text:span text:style-name="T6">Ř</text:span><text:span text:style-name="T3">Í</text:span><text:span text:style-name="T8">K</text:span><text:span text:style-name="T11">A</text:span><text:span text:style-name="T14">Z</text:span><text:span text:style-name="T8">NÍ</text:span><text:span text:style-name="T16"> </text:span><text:span text:style-name="T3">S</text:span><text:span text:style-name="T6">M</text:span><text:span text:style-name="T14">L</text:span><text:span text:style-name="T8">O</text:span><text:span text:style-name="T11">U</text:span><text:span text:style-name="T19">V</text:span><text:span text:style-name="T8">A</text:span></text:p>
      <text:p text:style-name="P10"/>
      <text:p text:style-name="P4"><text:span text:style-name="T1">u</text:span><text:span text:style-name="T10">za</text:span><text:span text:style-name="T20">v</text:span><text:span text:style-name="T2">ř</text:span><text:span text:style-name="T22">e</text:span><text:span text:style-name="T20">n</text:span><text:span text:style-name="T1">á</text:span><text:span text:style-name="T2"> </text:span><text:span text:style-name="T1">p</text:span><text:span text:style-name="T24">od</text:span><text:span text:style-name="T26">l</text:span><text:span text:style-name="T1">e</text:span><text:span text:style-name="T2"> </text:span><text:span text:style-name="T1">u</text:span><text:span text:style-name="T5">s</text:span><text:span text:style-name="T24">t</text:span><text:span text:style-name="T10">a</text:span><text:span text:style-name="T20">n</text:span><text:span text:style-name="T24">o</text:span><text:span text:style-name="T20">v</text:span><text:span text:style-name="T22">e</text:span><text:span text:style-name="T1">ní</text:span><text:span text:style-name="T5"> </text:span><text:span text:style-name="T1">§</text:span><text:span text:style-name="T27"> </text:span><text:span text:style-name="T1">2430</text:span><text:span text:style-name="T27"> </text:span><text:span text:style-name="T1">a</text:span><text:span text:style-name="T2"> </text:span><text:span text:style-name="T20">n</text:span><text:span text:style-name="T10">á</text:span><text:span text:style-name="T27">s</text:span><text:span text:style-name="T26">l</text:span><text:span text:style-name="T1">.</text:span><text:span text:style-name="T22"> </text:span><text:span text:style-name="T24">Zákon č. 89/2012 Sb.</text:span></text:p>
      <text:p text:style-name="P4"><text:span text:style-name="T27"><text:s/></text:span><text:span text:style-name="T29">m</text:span><text:span text:style-name="T10">e</text:span><text:span text:style-name="T22">z</text:span><text:span text:style-name="T1">i</text:span><text:span text:style-name="T5"> </text:span><text:span text:style-name="T27">s</text:span><text:span text:style-name="T29">ml</text:span><text:span text:style-name="T24">u</text:span><text:span text:style-name="T1">vní</text:span><text:span text:style-name="T2">m</text:span><text:span text:style-name="T1">i</text:span><text:span text:style-name="T5"> s</text:span><text:span text:style-name="T24">t</text:span><text:span text:style-name="T2">r</text:span><text:span text:style-name="T10">a</text:span><text:span text:style-name="T20">n</text:span><text:span text:style-name="T22">a</text:span><text:span text:style-name="T1">m</text:span><text:span text:style-name="T29">i</text:span><text:span text:style-name="T1">:</text:span></text:p>
      <text:p text:style-name="P11"/>
      <text:p text:style-name="Standard"><text:span text:style-name="T9">Č</text:span><text:span text:style-name="T12">e</text:span><text:span text:style-name="T28">s</text:span><text:span text:style-name="T30">k</text:span><text:span text:style-name="T9">á</text:span><text:span text:style-name="T28"> </text:span><text:span text:style-name="T4">p</text:span><text:span text:style-name="T9">i</text:span><text:span text:style-name="T21">r</text:span><text:span text:style-name="T9">á</text:span><text:span text:style-name="T4">t</text:span><text:span text:style-name="T28">s</text:span><text:span text:style-name="T30">k</text:span><text:span text:style-name="T9">á</text:span><text:span text:style-name="T28"> </text:span><text:span text:style-name="T7">s</text:span><text:span text:style-name="T32">t</text:span><text:span text:style-name="T34">r</text:span><text:span text:style-name="T9">a</text:span><text:span text:style-name="T4">n</text:span><text:span text:style-name="T9">a</text:span></text:p>
      <text:p text:style-name="P12"><text:span text:style-name="T25">K</text:span><text:span text:style-name="T34">r</text:span><text:span text:style-name="T9">a</text:span><text:span text:style-name="T4">j</text:span><text:span text:style-name="T7">s</text:span><text:span text:style-name="T30">k</text:span><text:span text:style-name="T9">é</text:span><text:span text:style-name="T4"> </text:span><text:span text:style-name="T7">s</text:span><text:span text:style-name="T32">d</text:span><text:span text:style-name="T34">r</text:span><text:span text:style-name="T32">u</text:span><text:span text:style-name="T34">ž</text:span><text:span text:style-name="T12">e</text:span><text:span text:style-name="T4">n</text:span><text:span text:style-name="T9">í</text:span><text:span text:style-name="T17"> </text:span><text:span text:style-name="T28">P</text:span><text:span text:style-name="T34">r</text:span><text:span text:style-name="T9">a</text:span><text:span text:style-name="T4">h</text:span><text:span text:style-name="T9">a</text:span></text:p>
      <text:p text:style-name="P5"><text:span text:style-name="T5">s</text:span><text:span text:style-name="T1">e</text:span><text:span text:style-name="T2"> </text:span><text:span text:style-name="T27">s</text:span><text:span text:style-name="T26">í</text:span><text:span text:style-name="T24">d</text:span><text:span text:style-name="T29">l</text:span><text:span text:style-name="T22">e</text:span><text:span text:style-name="T1">m</text:span><text:span text:style-name="T5"> Ř</text:span><text:span text:style-name="T22">e</text:span><text:span text:style-name="T20">h</text:span><text:span text:style-name="T24">o</text:span><text:span text:style-name="T2">ř</text:span><text:span text:style-name="T24">o</text:span><text:span text:style-name="T20">v</text:span><text:span text:style-name="T1">a</text:span><text:span text:style-name="T2"> </text:span><text:span text:style-name="T1">943/19, </text:span><text:span text:style-name="T2">Pr</text:span><text:span text:style-name="T10">a</text:span><text:span text:style-name="T20">h</text:span><text:span text:style-name="T1">a</text:span><text:span text:style-name="T2"> </text:span><text:span text:style-name="T1">3</text:span></text:p>
      <text:p text:style-name="P12"><text:span text:style-name="T2">I</text:span><text:span text:style-name="T5">Č</text:span><text:span text:style-name="T1">O:</text:span><text:span text:style-name="T27"> </text:span><text:span text:style-name="T1">71339698</text:span></text:p>
      <text:p text:style-name="P6"><text:span text:style-name="T13">Z</text:span><text:span text:style-name="T10">a</text:span><text:span text:style-name="T5">s</text:span><text:span text:style-name="T24">to</text:span><text:span text:style-name="T1">up</text:span><text:span text:style-name="T10">e</text:span><text:span text:style-name="T20">n</text:span><text:span text:style-name="T10">á</text:span><text:span text:style-name="T1">:</text:span><text:span text:style-name="T15"> </text:span><text:span text:style-name="T1"><text:s/>Ondřejem Profantem, p</text:span><text:span text:style-name="T2">ř</text:span><text:span text:style-name="T10">e</text:span><text:span text:style-name="T1">d</text:span><text:span text:style-name="T5">s</text:span><text:span text:style-name="T10">e</text:span><text:span text:style-name="T1">d</text:span><text:span text:style-name="T24">o</text:span><text:span text:style-name="T1">u</text:span><text:span text:style-name="T27"> </text:span><text:span text:style-name="T20">K</text:span><text:span text:style-name="T1">S</text:span><text:span text:style-name="T15"> </text:span><text:span text:style-name="T2">Pr</text:span><text:span text:style-name="T10">a</text:span><text:span text:style-name="T20">h</text:span><text:span text:style-name="T1">a</text:span></text:p>
      <text:p text:style-name="P12"><text:span text:style-name="T2">(</text:span><text:span text:style-name="T1">d</text:span><text:span text:style-name="T22">á</text:span><text:span text:style-name="T26">l</text:span><text:span text:style-name="T1">e</text:span><text:span text:style-name="T31"> </text:span><text:span text:style-name="T26">j</text:span><text:span text:style-name="T22">e</text:span><text:span text:style-name="T1">n</text:span><text:span text:style-name="T22"> </text:span><text:span text:style-name="T33">„</text:span><text:span text:style-name="T1">p</text:span><text:span text:style-name="T31">ř</text:span><text:span text:style-name="T29">í</text:span><text:span text:style-name="T1">k</text:span><text:span text:style-name="T10">azc</text:span><text:span text:style-name="T22">e</text:span><text:span text:style-name="T33">“</text:span><text:span text:style-name="T1">)</text:span></text:p>
      <text:p text:style-name="P10"/>
      <text:p text:style-name="Standard"><text:span text:style-name="T1">a</text:span></text:p>
      <text:p text:style-name="P11"/>
      <text:p text:style-name="Standard"><text:span text:style-name="T9">V</text:span><text:span text:style-name="T21">l</text:span><text:span text:style-name="T9">a</text:span><text:span text:style-name="T4">d</text:span><text:span text:style-name="T9">i</text:span><text:span text:style-name="T17">s</text:span><text:span text:style-name="T30">l</text:span><text:span text:style-name="T9">av</text:span><text:span text:style-name="T7"> </text:span><text:span text:style-name="T35">T</text:span><text:span text:style-name="T9">o</text:span><text:span text:style-name="T4">b</text:span><text:span text:style-name="T9">i</text:span><text:span text:style-name="T25">a</text:span><text:span text:style-name="T9">s </text:span><text:span text:style-name="T7">Es</text:span><text:span text:style-name="T4">n</text:span><text:span text:style-name="T23">e</text:span><text:span text:style-name="T9">r</text:span></text:p>
      <text:p text:style-name="P5"><text:span text:style-name="T15">B</text:span><text:span text:style-name="T36">y</text:span><text:span text:style-name="T24">t</text:span><text:span text:style-name="T22">e</text:span><text:span text:style-name="T1">m</text:span><text:span text:style-name="T37"> </text:span><text:span text:style-name="T5">B</text:span><text:span text:style-name="T22">ec</text:span><text:span text:style-name="T1">h</text:span><text:span text:style-name="T20">y</text:span><text:span text:style-name="T1">ň</text:span><text:span text:style-name="T5">s</text:span><text:span text:style-name="T1">ká</text:span><text:span text:style-name="T2"> </text:span><text:span text:style-name="T1">639,</text:span><text:span text:style-name="T22"> </text:span><text:span text:style-name="T2">Pr</text:span><text:span text:style-name="T10">a</text:span><text:span text:style-name="T20">h</text:span><text:span text:style-name="T1">a</text:span><text:span text:style-name="T2"> </text:span><text:span text:style-name="T1">9,</text:span><text:span text:style-name="T22"> </text:span><text:span text:style-name="T1">199</text:span><text:span text:style-name="T13"> </text:span><text:span text:style-name="T1">00</text:span></text:p>
      <text:p text:style-name="P12"><text:span text:style-name="T1">N</text:span><text:span text:style-name="T10">a</text:span><text:span text:style-name="T38">r</text:span><text:span text:style-name="T1">.</text:span><text:span text:style-name="T22"> </text:span><text:span text:style-name="T1">03</text:span><text:span text:style-name="T27">. </text:span><text:span text:style-name="T1">0</text:span><text:span text:style-name="T20">3</text:span><text:span text:style-name="T27">. </text:span><text:span text:style-name="T1">1982</text:span></text:p>
      <text:p text:style-name="P6"><text:span text:style-name="T2">(</text:span><text:span text:style-name="T1">d</text:span><text:span text:style-name="T22">á</text:span><text:span text:style-name="T26">l</text:span><text:span text:style-name="T1">e</text:span><text:span text:style-name="T31"> </text:span><text:span text:style-name="T26">j</text:span><text:span text:style-name="T22">e</text:span><text:span text:style-name="T1">n</text:span><text:span text:style-name="T27"> </text:span><text:span text:style-name="T33">„</text:span><text:span text:style-name="T1">p</text:span><text:span text:style-name="T31">ř</text:span><text:span text:style-name="T29">í</text:span><text:span text:style-name="T1">k</text:span><text:span text:style-name="T10">a</text:span><text:span text:style-name="T22">z</text:span><text:span text:style-name="T1">n</text:span><text:span text:style-name="T29">í</text:span><text:span text:style-name="T24">k</text:span><text:span text:style-name="T33">“</text:span><text:span text:style-name="T1">)</text:span></text:p>
      <text:p text:style-name="P13"/>
      <text:p text:style-name="Standard"><text:span text:style-name="T15">Č</text:span><text:span text:style-name="T26">l</text:span><text:span text:style-name="T1">.</text:span><text:span text:style-name="T22"> </text:span><text:span text:style-name="T1">I</text:span></text:p>
      <text:p text:style-name="P10"/>
      <text:p text:style-name="Standard"><text:span text:style-name="T2">Př</text:span><text:span text:style-name="T26">í</text:span><text:span text:style-name="T24">k</text:span><text:span text:style-name="T10">a</text:span><text:span text:style-name="T22">z</text:span><text:span text:style-name="T1">n</text:span><text:span text:style-name="T29">í</text:span><text:span text:style-name="T1">k</text:span><text:span text:style-name="T27"> </text:span><text:span text:style-name="T5">s</text:span><text:span text:style-name="T1">e</text:span><text:span text:style-name="T2"> </text:span><text:span text:style-name="T10">z</text:span><text:span text:style-name="T22">a</text:span><text:span text:style-name="T20">v</text:span><text:span text:style-name="T10">az</text:span><text:span text:style-name="T24">u</text:span><text:span text:style-name="T29">j</text:span><text:span text:style-name="T1">e</text:span><text:span text:style-name="T2"> </text:span><text:span text:style-name="T1">p</text:span><text:span text:style-name="T2">r</text:span><text:span text:style-name="T24">o</text:span><text:span text:style-name="T20">v</text:span><text:span text:style-name="T10">é</text:span><text:span text:style-name="T5">s</text:span><text:span text:style-name="T1">t</text:span><text:span text:style-name="T39"> </text:span><text:span text:style-name="T1">p</text:span><text:span text:style-name="T13">r</text:span><text:span text:style-name="T1">o</text:span><text:span text:style-name="T27"> </text:span><text:span text:style-name="T1">p</text:span><text:span text:style-name="T2">ř</text:span><text:span text:style-name="T26">í</text:span><text:span text:style-name="T1">k</text:span><text:span text:style-name="T10">az</text:span><text:span text:style-name="T22">c</text:span><text:span text:style-name="T1">e</text:span><text:span text:style-name="T2"> </text:span><text:span text:style-name="T24">t</text:span><text:span text:style-name="T36">y</text:span><text:span text:style-name="T24">t</text:span><text:span text:style-name="T1">o</text:span><text:span text:style-name="T27"> </text:span><text:span text:style-name="T10">č</text:span><text:span text:style-name="T29">i</text:span><text:span text:style-name="T1">n</text:span><text:span text:style-name="T20">n</text:span><text:span text:style-name="T24">o</text:span><text:span text:style-name="T5">s</text:span><text:span text:style-name="T24">t</text:span><text:span text:style-name="T26">i</text:span><text:span text:style-name="T1">:</text:span></text:p>
      <text:p text:style-name="P14"><text:span text:style-name="T1">- <text:s text:c="2"/></text:span><text:span text:style-name="T40"><text:s/></text:span><text:span text:style-name="T2">S</text:span><text:span text:style-name="T1">p</text:span><text:span text:style-name="T2">r</text:span><text:span text:style-name="T10">á</text:span><text:span text:style-name="T20">v</text:span><text:span text:style-name="T10">c</text:span><text:span text:style-name="T1">e</text:span><text:span text:style-name="T2"> Sídla strany a komunitního centra Praha (PICE), </text:span><text:span text:style-name="T1">Event manager</text:span></text:p>
      <text:p text:style-name="P15"><text:span text:style-name="T49">- <text:s text:c="2"/></text:span><text:span text:style-name="T50"><text:s/></text:span><text:span text:style-name="T51">T</text:span><text:span text:style-name="T52">a</text:span><text:span text:style-name="T53">j</text:span><text:span text:style-name="T54">e</text:span><text:span text:style-name="T55">m</text:span><text:span text:style-name="T56">n</text:span><text:span text:style-name="T55">í</text:span><text:span text:style-name="T49">k</text:span><text:span text:style-name="T57"> </text:span><text:span text:style-name="T58">P</text:span><text:span text:style-name="T59">K</text:span><text:span text:style-name="T49">S</text:span></text:p>
      <text:p text:style-name="P16"/>
      <text:p text:style-name="P18"><text:span text:style-name="T1">-</text:span><text:span text:style-name="T22"> </text:span><text:span text:style-name="T20">n</text:span><text:span text:style-name="T10">á</text:span><text:span text:style-name="T24">p</text:span><text:span text:style-name="T29">l</text:span><text:span text:style-name="T1">ň</text:span><text:span text:style-name="T13"> </text:span><text:span text:style-name="T1">p</text:span><text:span text:style-name="T2">r</text:span><text:span text:style-name="T10">ác</text:span><text:span text:style-name="T1">e</text:span><text:span text:style-name="T2"> </text:span><text:span text:style-name="T5">s</text:span><text:span text:style-name="T1">p</text:span><text:span text:style-name="T2">r</text:span><text:span text:style-name="T22">á</text:span><text:span text:style-name="T20">v</text:span><text:span text:style-name="T10">c</text:span><text:span text:style-name="T1">e</text:span><text:span text:style-name="T2"> PI</text:span><text:span text:style-name="T5">C</text:span><text:span text:style-name="T27">E</text:span><text:span text:style-name="T1">: </text:span></text:p>
      <text:p text:style-name="P19"><text:span text:style-name="T1">* údržba centra v reprezentativním stavu - úklid - zametání/vytírání podlahy - alespoň 2x měsíčně, omývání sdílených prostor (wc, kuchyň - 1x týdně či dle potřeby), umývání nádobí (po každé akci), výměna spotřebního materiálu tamtéž </text:span></text:p>
      <text:p text:style-name="P19"><text:span text:style-name="T1">* správa technického vybavení (židle, stoly, základní údržba multimediální)</text:span></text:p>
      <text:p text:style-name="P19"><text:span text:style-name="T1">* komunikace s veřejností s ohledem na organizací akcí a jejich pořádání online i offline</text:span></text:p>
      <text:p text:style-name="P19"><text:span text:style-name="T1">* koordinace přístupů do centra s ohledem na časové dispozice jednotlivých členů s klíči (kdo kdy jak může otevřít a zavřít centrum)</text:span></text:p>
      <text:p text:style-name="P19"><text:span text:style-name="T1">* aktivní vyhledávání a organizace/promoting akcí pro veřejnost v centru skrze stranické mediální kanály</text:span></text:p>
      <text:p text:style-name="P19"><text:span text:style-name="T1">* plnění úkolů zadávaných skupinou tvořenou z členů RP a PKS Praha týkajících se provozu centra</text:span></text:p>
      <text:p text:style-name="P7"><text:span text:style-name="T1">-</text:span><text:span text:style-name="T22"> </text:span><text:span text:style-name="T20">n</text:span><text:span text:style-name="T10">á</text:span><text:span text:style-name="T24">p</text:span><text:span text:style-name="T29">l</text:span><text:span text:style-name="T1">ň</text:span><text:span text:style-name="T13"> </text:span><text:span text:style-name="T1">p</text:span><text:span text:style-name="T2">r</text:span><text:span text:style-name="T10">ác</text:span><text:span text:style-name="T1">e</text:span><text:span text:style-name="T2"> </text:span><text:span text:style-name="T24">t</text:span><text:span text:style-name="T10">a</text:span><text:span text:style-name="T29">j</text:span><text:span text:style-name="T22">e</text:span><text:span text:style-name="T29">m</text:span><text:span text:style-name="T1">n</text:span><text:span text:style-name="T29">í</text:span><text:span text:style-name="T1">k</text:span><text:span text:style-name="T27"> </text:span><text:span text:style-name="T31">P</text:span><text:span text:style-name="T20">K</text:span><text:span text:style-name="T2">S</text:span><text:span text:style-name="T1">:</text:span><text:span text:style-name="T15"> </text:span></text:p>
      <text:p text:style-name="P20"><text:span text:style-name="T15">*</text:span><text:span text:style-name="T5">s</text:span><text:span text:style-name="T1">p</text:span><text:span text:style-name="T2">r</text:span><text:span text:style-name="T10">á</text:span><text:span text:style-name="T20">v</text:span><text:span text:style-name="T1">a</text:span><text:span text:style-name="T2"> </text:span><text:span text:style-name="T1">p</text:span><text:span text:style-name="T31">ř</text:span><text:span text:style-name="T29">i</text:span><text:span text:style-name="T1">h</text:span><text:span text:style-name="T29">l</text:span><text:span text:style-name="T22">á</text:span><text:span text:style-name="T5">š</text:span><text:span text:style-name="T10">e</text:span><text:span text:style-name="T1">k,</text:span><text:span text:style-name="T22"> </text:span><text:span text:style-name="T5">s</text:span><text:span text:style-name="T1">p</text:span><text:span text:style-name="T2">r</text:span><text:span text:style-name="T10">á</text:span><text:span text:style-name="T20">v</text:span><text:span text:style-name="T1">a</text:span><text:span text:style-name="T2"> </text:span><text:span text:style-name="T10">žá</text:span><text:span text:style-name="T1">d</text:span><text:span text:style-name="T24">o</text:span><text:span text:style-name="T5">s</text:span><text:span text:style-name="T24">t</text:span><text:span text:style-name="T1">í</text:span><text:span text:style-name="T37"> </text:span><text:span text:style-name="T1">o</text:span><text:span text:style-name="T39"> </text:span><text:span text:style-name="T1">p</text:span><text:span text:style-name="T13">r</text:span><text:span text:style-name="T24">o</text:span><text:span text:style-name="T1">p</text:span><text:span text:style-name="T26">l</text:span><text:span text:style-name="T10">ac</text:span><text:span text:style-name="T22">e</text:span><text:span text:style-name="T1">n</text:span><text:span text:style-name="T29">í</text:span><text:span text:style-name="T1">, p</text:span><text:span text:style-name="T2">r</text:span><text:span text:style-name="T24">o</text:span><text:span text:style-name="T10">ce</text:span><text:span text:style-name="T37">s</text:span><text:span text:style-name="T24">o</text:span><text:span text:style-name="T20">v</text:span><text:span text:style-name="T22">á</text:span><text:span text:style-name="T1">ní</text:span><text:span text:style-name="T37"> </text:span><text:span text:style-name="T1">p</text:span><text:span text:style-name="T24">o</text:span><text:span text:style-name="T5">š</text:span><text:span text:style-name="T24">t</text:span><text:span text:style-name="T18">y</text:span><text:span text:style-name="T1">,</text:span><text:span text:style-name="T22"> </text:span><text:span text:style-name="T1">p</text:span><text:span text:style-name="T24">o</text:span><text:span text:style-name="T26">m</text:span><text:span text:style-name="T24">o</text:span><text:span text:style-name="T1">c</text:span><text:span text:style-name="T2"> </text:span><text:span text:style-name="T1">s </text:span><text:span text:style-name="T20">v</text:span><text:span text:style-name="T10">e</text:span><text:span text:style-name="T1">d</text:span><text:span text:style-name="T22">e</text:span><text:span text:style-name="T1">ním</text:span><text:span text:style-name="T5"> </text:span><text:span text:style-name="T29">j</text:span><text:span text:style-name="T10">e</text:span><text:span text:style-name="T24">d</text:span><text:span text:style-name="T1">n</text:span><text:span text:style-name="T22">á</text:span><text:span text:style-name="T1">n</text:span><text:span text:style-name="T26">í</text:span><text:span text:style-name="T1">,</text:span><text:span text:style-name="T22"> </text:span><text:span text:style-name="T1">k</text:span><text:span text:style-name="T24">o</text:span><text:span text:style-name="T29">m</text:span><text:span text:style-name="T1">un</text:span><text:span text:style-name="T29">i</text:span><text:span text:style-name="T1">k</text:span><text:span text:style-name="T10">ace</text:span><text:span text:style-name="T1">,</text:span><text:span text:style-name="T22"> </text:span><text:span text:style-name="T10">a</text:span><text:span text:style-name="T1">k</text:span><text:span text:style-name="T24">t</text:span><text:span text:style-name="T1">u</text:span><text:span text:style-name="T22">a</text:span><text:span text:style-name="T29">li</text:span><text:span text:style-name="T10">zac</text:span><text:span text:style-name="T1">e</text:span><text:span text:style-name="T2"> </text:span><text:span text:style-name="T22">w</text:span><text:span text:style-name="T29">ebu</text:span><text:span text:style-name="T1">, </text:span><text:span text:style-name="T20">v</text:span><text:span text:style-name="T27">š</text:span><text:span text:style-name="T10">e</text:span><text:span text:style-name="T24">o</text:span><text:span text:style-name="T20">b</text:span><text:span text:style-name="T10">e</text:span><text:span text:style-name="T22">c</text:span><text:span text:style-name="T20">n</text:span><text:span text:style-name="T1">á</text:span><text:span text:style-name="T2"> </text:span><text:span text:style-name="T10">a</text:span><text:span text:style-name="T27">s</text:span><text:span text:style-name="T29">i</text:span><text:span text:style-name="T5">s</text:span><text:span text:style-name="T24">t</text:span><text:span text:style-name="T22">e</text:span><text:span text:style-name="T20">n</text:span><text:span text:style-name="T10">c</text:span><text:span text:style-name="T1">e</text:span></text:p>
      <text:p text:style-name="P23"/>
      <text:p text:style-name="Standard"><text:span text:style-name="T15">Č</text:span><text:span text:style-name="T26">l</text:span><text:span text:style-name="T1">.</text:span><text:span text:style-name="T22"> </text:span><text:span text:style-name="T1">II</text:span></text:p>
      <text:p text:style-name="P24"/>
      <text:p text:style-name="P17"><text:span text:style-name="T1">1.</text:span><text:span text:style-name="T22"> </text:span><text:span text:style-name="T29">P</text:span><text:span text:style-name="T2">ř</text:span><text:span text:style-name="T26">í</text:span><text:span text:style-name="T24">k</text:span><text:span text:style-name="T10">a</text:span><text:span text:style-name="T22">z</text:span><text:span text:style-name="T1">n</text:span><text:span text:style-name="T29">í</text:span><text:span text:style-name="T1">k</text:span><text:span text:style-name="T39"> </text:span><text:span text:style-name="T26">j</text:span><text:span text:style-name="T1">e</text:span><text:span text:style-name="T2"> </text:span><text:span text:style-name="T1">p</text:span><text:span text:style-name="T24">o</text:span><text:span text:style-name="T1">v</text:span><text:span text:style-name="T29">i</text:span><text:span text:style-name="T1">n</text:span><text:span text:style-name="T22">e</text:span><text:span text:style-name="T1">n</text:span></text:p>
      <text:p text:style-name="P21"><text:span text:style-name="T10">a</text:span><text:span text:style-name="T1">)</text:span><text:span text:style-name="T22"> </text:span><text:span text:style-name="T2">Př</text:span><text:span text:style-name="T26">í</text:span><text:span text:style-name="T1">k</text:span><text:span text:style-name="T10">a</text:span><text:span text:style-name="T22">z</text:span><text:span text:style-name="T1">n</text:span><text:span text:style-name="T29">í</text:span><text:span text:style-name="T1">k</text:span><text:span text:style-name="T39"> </text:span><text:span text:style-name="T29">j</text:span><text:span text:style-name="T1">e</text:span><text:span text:style-name="T2"> </text:span><text:span text:style-name="T1">p</text:span><text:span text:style-name="T24">o</text:span><text:span text:style-name="T1">v</text:span><text:span text:style-name="T29">i</text:span><text:span text:style-name="T20">n</text:span><text:span text:style-name="T22">e</text:span><text:span text:style-name="T1">n</text:span><text:span text:style-name="T27"> </text:span><text:span text:style-name="T29">j</text:span><text:span text:style-name="T10">e</text:span><text:span text:style-name="T24">d</text:span><text:span text:style-name="T20">n</text:span><text:span text:style-name="T10">a</text:span><text:span text:style-name="T1">t</text:span><text:span text:style-name="T39"> </text:span><text:span text:style-name="T1">p</text:span><text:span text:style-name="T2">ř</text:span><text:span text:style-name="T1">i</text:span><text:span text:style-name="T37"> </text:span><text:span text:style-name="T24">p</text:span><text:span text:style-name="T29">l</text:span><text:span text:style-name="T20">n</text:span><text:span text:style-name="T22">ě</text:span><text:span text:style-name="T1">ní</text:span><text:span text:style-name="T5"> </text:span><text:span text:style-name="T1">p</text:span><text:span text:style-name="T31">ř</text:span><text:span text:style-name="T26">í</text:span><text:span text:style-name="T1">k</text:span><text:span text:style-name="T22">a</text:span><text:span text:style-name="T10">z</text:span><text:span text:style-name="T1">u</text:span><text:span text:style-name="T27"> </text:span><text:span text:style-name="T1">p</text:span><text:span text:style-name="T24">o</text:span><text:span text:style-name="T1">d</text:span><text:span text:style-name="T26">l</text:span><text:span text:style-name="T1">e</text:span><text:span text:style-name="T2"> </text:span><text:span text:style-name="T27">s</text:span><text:span text:style-name="T1">v</text:span><text:span text:style-name="T20">ý</text:span><text:span text:style-name="T22">c</text:span><text:span text:style-name="T1">h</text:span><text:span text:style-name="T13"> </text:span><text:span text:style-name="T5">s</text:span><text:span text:style-name="T22">c</text:span><text:span text:style-name="T20">h</text:span><text:span text:style-name="T24">o</text:span><text:span text:style-name="T1">p</text:span><text:span text:style-name="T20">n</text:span><text:span text:style-name="T24">o</text:span><text:span text:style-name="T5">s</text:span><text:span text:style-name="T41">t</text:span><text:span text:style-name="T1">í</text:span><text:span text:style-name="T37"> </text:span><text:span text:style-name="T1">a</text:span><text:span text:style-name="T2"> </text:span><text:span text:style-name="T10">z</text:span><text:span text:style-name="T20">n</text:span><text:span text:style-name="T22">a</text:span><text:span text:style-name="T26">l</text:span><text:span text:style-name="T24">o</text:span><text:span text:style-name="T5">s</text:span><text:span text:style-name="T41">t</text:span><text:span text:style-name="T26">í</text:span><text:span text:style-name="T1">.. Od</text:span></text:p>
      <text:p text:style-name="P25"><text:soft-page-break/><text:span text:style-name="T1">p</text:span><text:span text:style-name="T24">o</text:span><text:span text:style-name="T1">k</text:span><text:span text:style-name="T20">yn</text:span><text:span text:style-name="T1">ů</text:span><text:span text:style-name="T27"> </text:span><text:span text:style-name="T1">p</text:span><text:span text:style-name="T31">ř</text:span><text:span text:style-name="T26">í</text:span><text:span text:style-name="T1">k</text:span><text:span text:style-name="T10">a</text:span><text:span text:style-name="T22">z</text:span><text:span text:style-name="T10">c</text:span><text:span text:style-name="T24">o</text:span><text:span text:style-name="T1">v</text:span><text:span text:style-name="T20">ý</text:span><text:span text:style-name="T22">c</text:span><text:span text:style-name="T1">h</text:span><text:span text:style-name="T13"> </text:span><text:span text:style-name="T5">s</text:span><text:span text:style-name="T1">e</text:span><text:span text:style-name="T2"> </text:span><text:span text:style-name="T1">p</text:span><text:span text:style-name="T31">ř</text:span><text:span text:style-name="T26">í</text:span><text:span text:style-name="T1">k</text:span><text:span text:style-name="T10">a</text:span><text:span text:style-name="T22">z</text:span><text:span text:style-name="T1">n</text:span><text:span text:style-name="T29">í</text:span><text:span text:style-name="T1">k</text:span><text:span text:style-name="T39"> </text:span><text:span text:style-name="T29">m</text:span><text:span text:style-name="T1">ů</text:span><text:span text:style-name="T10">ž</text:span><text:span text:style-name="T1">e</text:span><text:span text:style-name="T2"> </text:span><text:span text:style-name="T24">o</text:span><text:span text:style-name="T1">d</text:span><text:span text:style-name="T10">c</text:span><text:span text:style-name="T1">h</text:span><text:span text:style-name="T20">ý</text:span><text:span text:style-name="T1">l</text:span><text:span text:style-name="T26">i</text:span><text:span text:style-name="T1">t</text:span><text:span text:style-name="T42"> </text:span><text:span text:style-name="T1">jen</text:span><text:span text:style-name="T13"> </text:span><text:span text:style-name="T24">t</text:span><text:span text:style-name="T10">e</text:span><text:span text:style-name="T20">h</text:span><text:span text:style-name="T24">d</text:span><text:span text:style-name="T18">y</text:span><text:span text:style-name="T1">,</text:span><text:span text:style-name="T43"> </text:span><text:span text:style-name="T29">j</text:span><text:span text:style-name="T31">e-</text:span><text:span text:style-name="T29">l</text:span><text:span text:style-name="T1">i</text:span><text:span text:style-name="T5"> </text:span><text:span text:style-name="T1">to</text:span><text:span text:style-name="T39"> </text:span><text:span text:style-name="T20">n</text:span><text:span text:style-name="T10">ez</text:span><text:span text:style-name="T1">b</text:span><text:span text:style-name="T36">y</text:span><text:span text:style-name="T41">t</text:span><text:span text:style-name="T20">n</text:span><text:span text:style-name="T1">é</text:span><text:span text:style-name="T31"> </text:span><text:span text:style-name="T1">v</text:span><text:span text:style-name="T13"> </text:span><text:span text:style-name="T10">z</text:span><text:span text:style-name="T22">á</text:span><text:span text:style-name="T29">jm</text:span><text:span text:style-name="T1">u</text:span><text:span text:style-name="T27"> </text:span><text:span text:style-name="T1">p</text:span><text:span text:style-name="T31">ř</text:span><text:span text:style-name="T26">í</text:span><text:span text:style-name="T24">k</text:span><text:span text:style-name="T10">azc</text:span><text:span text:style-name="T1">e a</text:span><text:span text:style-name="T2"> </text:span><text:span text:style-name="T20">n</text:span><text:span text:style-name="T22">e</text:span><text:span text:style-name="T29">m</text:span><text:span text:style-name="T1">ů</text:span><text:span text:style-name="T10">ž</text:span><text:span text:style-name="T1">e</text:span><text:span text:style-name="T31">-</text:span><text:span text:style-name="T1">li</text:span><text:span text:style-name="T5"> </text:span><text:span text:style-name="T20">v</text:span><text:span text:style-name="T10">č</text:span><text:span text:style-name="T22">a</text:span><text:span text:style-name="T1">s </text:span><text:span text:style-name="T24">o</text:span><text:span text:style-name="T20">b</text:span><text:span text:style-name="T1">d</text:span><text:span text:style-name="T2">r</text:span><text:span text:style-name="T10">ž</text:span><text:span text:style-name="T2">e</text:span><text:span text:style-name="T1">t</text:span><text:span text:style-name="T39"> </text:span><text:span text:style-name="T26">j</text:span><text:span text:style-name="T22">e</text:span><text:span text:style-name="T20">h</text:span><text:span text:style-name="T1">o</text:span><text:span text:style-name="T39"> </text:span><text:span text:style-name="T5">s</text:span><text:span text:style-name="T24">o</text:span><text:span text:style-name="T1">uh</text:span><text:span text:style-name="T26">l</text:span><text:span text:style-name="T10">a</text:span><text:span text:style-name="T27">s</text:span><text:span text:style-name="T1">;</text:span><text:span text:style-name="T15"> </text:span><text:span text:style-name="T29">ji</text:span><text:span text:style-name="T1">n</text:span><text:span text:style-name="T22">a</text:span><text:span text:style-name="T1">k</text:span><text:span text:style-name="T27"> </text:span><text:span text:style-name="T24">o</text:span><text:span text:style-name="T1">d</text:span><text:span text:style-name="T20">p</text:span><text:span text:style-name="T24">o</text:span><text:span text:style-name="T20">v</text:span><text:span text:style-name="T29">í</text:span><text:span text:style-name="T1">dá</text:span><text:span text:style-name="T2"> </text:span><text:span text:style-name="T10">z</text:span><text:span text:style-name="T1">a</text:span><text:span text:style-name="T2"> </text:span><text:span text:style-name="T5">š</text:span><text:span text:style-name="T1">k</text:span><text:span text:style-name="T24">o</text:span><text:span text:style-name="T1">du</text:span><text:span text:style-name="T27">.</text:span><text:span text:style-name="T1">,</text:span></text:p>
      <text:p text:style-name="P22"><text:span text:style-name="T20">b</text:span><text:span text:style-name="T1">)</text:span><text:span text:style-name="T22"> </text:span><text:span text:style-name="T2">Př</text:span><text:span text:style-name="T26">í</text:span><text:span text:style-name="T24">k</text:span><text:span text:style-name="T10">a</text:span><text:span text:style-name="T22">z</text:span><text:span text:style-name="T1">n</text:span><text:span text:style-name="T29">í</text:span><text:span text:style-name="T1">k</text:span><text:span text:style-name="T39"> </text:span><text:span text:style-name="T26">j</text:span><text:span text:style-name="T1">e</text:span><text:span text:style-name="T2"> </text:span><text:span text:style-name="T1">p</text:span><text:span text:style-name="T24">o</text:span><text:span text:style-name="T1">v</text:span><text:span text:style-name="T29">i</text:span><text:span text:style-name="T1">n</text:span><text:span text:style-name="T22">e</text:span><text:span text:style-name="T1">n</text:span><text:span text:style-name="T13"> </text:span><text:span text:style-name="T1">p</text:span><text:span text:style-name="T2">r</text:span><text:span text:style-name="T24">o</text:span><text:span text:style-name="T20">v</text:span><text:span text:style-name="T10">é</text:span><text:span text:style-name="T5">s</text:span><text:span text:style-name="T1">t</text:span><text:span text:style-name="T39"> </text:span><text:span text:style-name="T1">p</text:span><text:span text:style-name="T2">ř</text:span><text:span text:style-name="T26">í</text:span><text:span text:style-name="T1">k</text:span><text:span text:style-name="T10">a</text:span><text:span text:style-name="T1">z</text:span><text:span text:style-name="T2"> </text:span><text:span text:style-name="T24">o</text:span><text:span text:style-name="T5">s</text:span><text:span text:style-name="T24">o</text:span><text:span text:style-name="T20">bn</text:span><text:span text:style-name="T10">ě</text:span><text:span text:style-name="T1">.</text:span><text:span text:style-name="T22"> </text:span><text:span text:style-name="T2">S</text:span><text:span text:style-name="T20">v</text:span><text:span text:style-name="T22">ě</text:span><text:span text:style-name="T31">ř</text:span><text:span text:style-name="T10">í</text:span><text:span text:style-name="T31">-</text:span><text:span text:style-name="T29">l</text:span><text:span text:style-name="T1">i</text:span><text:span text:style-name="T37"> </text:span><text:span text:style-name="T1">p</text:span><text:span text:style-name="T2">r</text:span><text:span text:style-name="T24">o</text:span><text:span text:style-name="T20">v</text:span><text:span text:style-name="T10">e</text:span><text:span text:style-name="T1">d</text:span><text:span text:style-name="T22">e</text:span><text:span text:style-name="T1">ní</text:span><text:span text:style-name="T5"> </text:span><text:span text:style-name="T1">p</text:span><text:span text:style-name="T31">ř</text:span><text:span text:style-name="T26">í</text:span><text:span text:style-name="T24">k</text:span><text:span text:style-name="T10">az</text:span><text:span text:style-name="T1">u</text:span><text:span text:style-name="T39"> </text:span><text:span text:style-name="T29">ji</text:span><text:span text:style-name="T1">n</text:span><text:span text:style-name="T22">é</text:span><text:span text:style-name="T29">m</text:span><text:span text:style-name="T1">u,</text:span><text:span text:style-name="T22"> </text:span><text:span text:style-name="T24">o</text:span><text:span text:style-name="T1">d</text:span><text:span text:style-name="T20">p</text:span><text:span text:style-name="T24">o</text:span><text:span text:style-name="T1">v</text:span><text:span text:style-name="T26">í</text:span><text:span text:style-name="T1">d</text:span><text:span text:style-name="T10">á</text:span><text:span text:style-name="T1">, </text:span><text:span text:style-name="T29">j</text:span><text:span text:style-name="T10">a</text:span><text:span text:style-name="T1">ko</text:span><text:span text:style-name="T39"> </text:span><text:span text:style-name="T1">by</text:span><text:span text:style-name="T37"> </text:span><text:span text:style-name="T1">p</text:span><text:span text:style-name="T31">ř</text:span><text:span text:style-name="T29">í</text:span><text:span text:style-name="T1">k</text:span><text:span text:style-name="T10">a</text:span><text:span text:style-name="T1">z</text:span><text:span text:style-name="T2"> </text:span><text:span text:style-name="T1">p</text:span><text:span text:style-name="T2">r</text:span><text:span text:style-name="T24">o</text:span><text:span text:style-name="T20">v</text:span><text:span text:style-name="T10">á</text:span><text:span text:style-name="T1">d</text:span><text:span text:style-name="T22">ě</text:span><text:span text:style-name="T1">l</text:span><text:span text:style-name="T37"> </text:span><text:span text:style-name="T27">s</text:span><text:span text:style-name="T22">á</text:span><text:span text:style-name="T26">m</text:span></text:p>
      <text:p text:style-name="P10"/>
      <text:p text:style-name="Standard"><text:span text:style-name="T1">2.</text:span><text:span text:style-name="T22"> </text:span><text:span text:style-name="T29">P</text:span><text:span text:style-name="T2">ř</text:span><text:span text:style-name="T26">í</text:span><text:span text:style-name="T24">k</text:span><text:span text:style-name="T10">azc</text:span><text:span text:style-name="T1">e</text:span><text:span text:style-name="T31"> </text:span><text:span text:style-name="T29">j</text:span><text:span text:style-name="T1">e</text:span><text:span text:style-name="T2"> </text:span><text:span text:style-name="T1">p</text:span><text:span text:style-name="T24">o</text:span><text:span text:style-name="T1">v</text:span><text:span text:style-name="T29">i</text:span><text:span text:style-name="T20">n</text:span><text:span text:style-name="T22">e</text:span><text:span text:style-name="T1">n</text:span></text:p>
      <text:p text:style-name="P26"><text:span text:style-name="T10">a</text:span><text:span text:style-name="T1">)</text:span><text:span text:style-name="T22"> </text:span><text:span text:style-name="T1">v</text:span><text:span text:style-name="T36">y</text:span><text:span text:style-name="T24">p</text:span><text:span text:style-name="T29">l</text:span><text:span text:style-name="T10">a</text:span><text:span text:style-name="T41">t</text:span><text:span text:style-name="T26">i</text:span><text:span text:style-name="T1">t</text:span><text:span text:style-name="T39"> </text:span><text:span text:style-name="T1">p</text:span><text:span text:style-name="T2">ř</text:span><text:span text:style-name="T26">í</text:span><text:span text:style-name="T1">k</text:span><text:span text:style-name="T10">a</text:span><text:span text:style-name="T22">z</text:span><text:span text:style-name="T1">n</text:span><text:span text:style-name="T29">í</text:span><text:span text:style-name="T1">k</text:span><text:span text:style-name="T24">o</text:span><text:span text:style-name="T1">vi</text:span><text:span text:style-name="T5"> </text:span><text:span text:style-name="T27">s</text:span><text:span text:style-name="T29">j</text:span><text:span text:style-name="T10">e</text:span><text:span text:style-name="T24">d</text:span><text:span text:style-name="T20">n</text:span><text:span text:style-name="T22">a</text:span><text:span text:style-name="T20">n</text:span><text:span text:style-name="T24">o</text:span><text:span text:style-name="T1">u</text:span><text:span text:style-name="T27"> </text:span><text:span text:style-name="T24">o</text:span><text:span text:style-name="T1">d</text:span><text:span text:style-name="T26">m</text:span><text:span text:style-name="T22">ě</text:span><text:span text:style-name="T20">n</text:span><text:span text:style-name="T1">u</text:span><text:span text:style-name="T27"> </text:span><text:span text:style-name="T24">d</text:span><text:span text:style-name="T29">l</text:span><text:span text:style-name="T1">e</text:span><text:span text:style-name="T2"> </text:span><text:span text:style-name="T22">č</text:span><text:span text:style-name="T26">l</text:span><text:span text:style-name="T1">.</text:span><text:span text:style-name="T22"> </text:span><text:span text:style-name="T2">II</text:span><text:span text:style-name="T1">I</text:span><text:span text:style-name="T10"> </text:span><text:span text:style-name="T24">t</text:span><text:span text:style-name="T33">é</text:span><text:span text:style-name="T1">to</text:span><text:span text:style-name="T15"> </text:span><text:span text:style-name="T27">s</text:span><text:span text:style-name="T29">m</text:span><text:span text:style-name="T26">l</text:span><text:span text:style-name="T24">o</text:span><text:span text:style-name="T1">uv</text:span><text:span text:style-name="T44">y</text:span><text:span text:style-name="T1">,</text:span></text:p>
      <text:p text:style-name="P27"><text:span text:style-name="T20">b</text:span><text:span text:style-name="T1">)</text:span><text:span text:style-name="T22"> </text:span><text:span text:style-name="T1">p</text:span><text:span text:style-name="T24">o</text:span><text:span text:style-name="T5">s</text:span><text:span text:style-name="T24">k</text:span><text:span text:style-name="T36">y</text:span><text:span text:style-name="T24">t</text:span><text:span text:style-name="T20">n</text:span><text:span text:style-name="T24">o</text:span><text:span text:style-name="T20">u</text:span><text:span text:style-name="T1">t</text:span><text:span text:style-name="T39"> </text:span><text:span text:style-name="T20">p</text:span><text:span text:style-name="T2">ř</text:span><text:span text:style-name="T26">í</text:span><text:span text:style-name="T24">k</text:span><text:span text:style-name="T10">a</text:span><text:span text:style-name="T22">z</text:span><text:span text:style-name="T1">n</text:span><text:span text:style-name="T29">í</text:span><text:span text:style-name="T1">k</text:span><text:span text:style-name="T24">o</text:span><text:span text:style-name="T1">vi</text:span><text:span text:style-name="T5"> </text:span><text:span text:style-name="T29">i</text:span><text:span text:style-name="T24">n</text:span><text:span text:style-name="T45">f</text:span><text:span text:style-name="T24">o</text:span><text:span text:style-name="T31">r</text:span><text:span text:style-name="T26">m</text:span><text:span text:style-name="T10">a</text:span><text:span text:style-name="T22">c</text:span><text:span text:style-name="T1">e</text:span><text:span text:style-name="T2"> </text:span><text:span text:style-name="T1">po</text:span><text:span text:style-name="T24">t</text:span><text:span text:style-name="T2">ř</text:span><text:span text:style-name="T10">e</text:span><text:span text:style-name="T20">bn</text:span><text:span text:style-name="T1">é</text:span><text:span text:style-name="T2"> </text:span><text:span text:style-name="T1">k</text:span><text:span text:style-name="T27"> </text:span><text:span text:style-name="T1">p</text:span><text:span text:style-name="T2">r</text:span><text:span text:style-name="T24">o</text:span><text:span text:style-name="T20">v</text:span><text:span text:style-name="T10">á</text:span><text:span text:style-name="T1">d</text:span><text:span text:style-name="T10">ě</text:span><text:span text:style-name="T1">ní</text:span><text:span text:style-name="T5"> </text:span><text:span text:style-name="T27">s</text:span><text:span text:style-name="T29">j</text:span><text:span text:style-name="T10">e</text:span><text:span text:style-name="T24">d</text:span><text:span text:style-name="T20">n</text:span><text:span text:style-name="T22">a</text:span><text:span text:style-name="T20">n</text:span><text:span text:style-name="T1">é</text:span><text:span text:style-name="T2"> </text:span><text:span text:style-name="T22">č</text:span><text:span text:style-name="T29">i</text:span><text:span text:style-name="T1">n</text:span><text:span text:style-name="T20">n</text:span><text:span text:style-name="T24">o</text:span><text:span text:style-name="T5">s</text:span><text:span text:style-name="T41">t</text:span><text:span text:style-name="T26">i</text:span><text:span text:style-name="T1">,</text:span></text:p>
      <text:p text:style-name="P26"><text:span text:style-name="T10">c</text:span><text:span text:style-name="T1">)</text:span><text:span text:style-name="T22"> </text:span><text:span text:style-name="T1">p</text:span><text:span text:style-name="T2">ř</text:span><text:span text:style-name="T26">í</text:span><text:span text:style-name="T1">k</text:span><text:span text:style-name="T10">az</text:span><text:span text:style-name="T22">c</text:span><text:span text:style-name="T1">e</text:span><text:span text:style-name="T31"> </text:span><text:span text:style-name="T26">j</text:span><text:span text:style-name="T1">e</text:span><text:span text:style-name="T2"> </text:span><text:span text:style-name="T1">p</text:span><text:span text:style-name="T24">o</text:span><text:span text:style-name="T1">v</text:span><text:span text:style-name="T29">i</text:span><text:span text:style-name="T1">n</text:span><text:span text:style-name="T22">e</text:span><text:span text:style-name="T20">n</text:span><text:span text:style-name="T1">,</text:span><text:span text:style-name="T22"> </text:span><text:span text:style-name="T20">n</text:span><text:span text:style-name="T22">e</text:span><text:span text:style-name="T1">n</text:span><text:span text:style-name="T33">í</text:span><text:span text:style-name="T31">-</text:span><text:span text:style-name="T1">li</text:span><text:span text:style-name="T15"> </text:span><text:span text:style-name="T1">j</text:span><text:span text:style-name="T29">i</text:span><text:span text:style-name="T1">n</text:span><text:span text:style-name="T10">a</text:span><text:span text:style-name="T1">k</text:span><text:span text:style-name="T27"> </text:span><text:span text:style-name="T1">d</text:span><text:span text:style-name="T24">o</text:span><text:span text:style-name="T20">h</text:span><text:span text:style-name="T24">o</text:span><text:span text:style-name="T1">d</text:span><text:span text:style-name="T20">n</text:span><text:span text:style-name="T1">ut</text:span><text:span text:style-name="T24">o</text:span><text:span text:style-name="T1">, </text:span><text:span text:style-name="T20">p</text:span><text:span text:style-name="T1">o</text:span><text:span text:style-name="T5">s</text:span><text:span text:style-name="T24">k</text:span><text:span text:style-name="T36">y</text:span><text:span text:style-name="T24">t</text:span><text:span text:style-name="T20">n</text:span><text:span text:style-name="T24">o</text:span><text:span text:style-name="T1">ut</text:span><text:span text:style-name="T39"> </text:span><text:span text:style-name="T20">p</text:span><text:span text:style-name="T2">ř</text:span><text:span text:style-name="T26">í</text:span><text:span text:style-name="T1">k</text:span><text:span text:style-name="T22">az</text:span><text:span text:style-name="T1">n</text:span><text:span text:style-name="T29">í</text:span><text:span text:style-name="T1">k</text:span><text:span text:style-name="T24">o</text:span><text:span text:style-name="T1">vi</text:span><text:span text:style-name="T37"> </text:span><text:span text:style-name="T1">p</text:span><text:span text:style-name="T2">ř</text:span><text:span text:style-name="T10">e</text:span><text:span text:style-name="T1">d</text:span><text:span text:style-name="T22">e</text:span><text:span text:style-name="T1">m</text:span><text:span text:style-name="T5"> </text:span><text:span text:style-name="T20">n</text:span><text:span text:style-name="T1">a</text:span><text:span text:style-name="T31"> </text:span><text:span text:style-name="T29">j</text:span><text:span text:style-name="T46">e</text:span><text:span text:style-name="T20">h</text:span><text:span text:style-name="T1">o </text:span><text:span text:style-name="T10">žá</text:span><text:span text:style-name="T1">d</text:span><text:span text:style-name="T24">o</text:span><text:span text:style-name="T5">s</text:span><text:span text:style-name="T1">t</text:span><text:span text:style-name="T15"> </text:span><text:span text:style-name="T1">p</text:span><text:span text:style-name="T2">ř</text:span><text:span text:style-name="T29">im</text:span><text:span text:style-name="T10">ě</text:span><text:span text:style-name="T2">ř</text:span><text:span text:style-name="T22">e</text:span><text:span text:style-name="T20">n</text:span><text:span text:style-name="T1">é</text:span><text:span text:style-name="T2"> </text:span><text:span text:style-name="T1">p</text:span><text:span text:style-name="T2">r</text:span><text:span text:style-name="T24">o</text:span><text:span text:style-name="T37">s</text:span><text:span text:style-name="T24">t</text:span><text:span text:style-name="T2">ř</text:span><text:span text:style-name="T10">e</text:span><text:span text:style-name="T1">dky</text:span><text:span text:style-name="T13"> </text:span><text:span text:style-name="T20">n</text:span><text:span text:style-name="T10">e</text:span><text:span text:style-name="T22">z</text:span><text:span text:style-name="T1">b</text:span><text:span text:style-name="T36">y</text:span><text:span text:style-name="T41">t</text:span><text:span text:style-name="T20">n</text:span><text:span text:style-name="T1">é</text:span><text:span text:style-name="T2"> </text:span><text:span text:style-name="T1">ke</text:span><text:span text:style-name="T2"> </text:span><text:span text:style-name="T5">s</text:span><text:span text:style-name="T24">p</text:span><text:span text:style-name="T29">l</text:span><text:span text:style-name="T1">n</text:span><text:span text:style-name="T22">ě</text:span><text:span text:style-name="T1">ní</text:span><text:span text:style-name="T37"> </text:span><text:span text:style-name="T24">p</text:span><text:span text:style-name="T31">ř</text:span><text:span text:style-name="T26">í</text:span><text:span text:style-name="T1">k</text:span><text:span text:style-name="T10">az</text:span><text:span text:style-name="T1">u</text:span><text:span text:style-name="T27"> </text:span><text:span text:style-name="T1">a</text:span><text:span text:style-name="T2"> </text:span><text:span text:style-name="T20">n</text:span><text:span text:style-name="T22">a</text:span><text:span text:style-name="T20">h</text:span><text:span text:style-name="T2">r</text:span><text:span text:style-name="T10">a</text:span><text:span text:style-name="T24">d</text:span><text:span text:style-name="T26">i</text:span><text:span text:style-name="T1">t</text:span><text:span text:style-name="T39"> </text:span><text:span text:style-name="T1">p</text:span><text:span text:style-name="T31">ř</text:span><text:span text:style-name="T26">í</text:span><text:span text:style-name="T1">k</text:span><text:span text:style-name="T10">a</text:span><text:span text:style-name="T22">z</text:span><text:span text:style-name="T1">n</text:span><text:span text:style-name="T29">í</text:span><text:span text:style-name="T1">k</text:span><text:span text:style-name="T24">o</text:span><text:span text:style-name="T1">vi</text:span><text:span text:style-name="T5"> </text:span><text:span text:style-name="T1">po</text:span><text:span text:style-name="T24">t</text:span><text:span text:style-name="T2">ř</text:span><text:span text:style-name="T10">e</text:span><text:span text:style-name="T20">bn</text:span><text:span text:style-name="T1">é</text:span><text:span text:style-name="T2"> </text:span><text:span text:style-name="T1">a u</text:span><text:span text:style-name="T22">ž</text:span><text:span text:style-name="T26">i</text:span><text:span text:style-name="T24">t</text:span><text:span text:style-name="T10">eč</text:span><text:span text:style-name="T1">né</text:span><text:span text:style-name="T2"> </text:span><text:span text:style-name="T20">n</text:span><text:span text:style-name="T10">á</text:span><text:span text:style-name="T24">k</text:span><text:span text:style-name="T29">l</text:span><text:span text:style-name="T10">a</text:span><text:span text:style-name="T24">d</text:span><text:span text:style-name="T1">y</text:span><text:span text:style-name="T27"> </text:span><text:span text:style-name="T1">v</text:span><text:span text:style-name="T20">y</text:span><text:span text:style-name="T1">n</text:span><text:span text:style-name="T22">a</text:span><text:span text:style-name="T26">l</text:span><text:span text:style-name="T24">o</text:span><text:span text:style-name="T10">ž</text:span><text:span text:style-name="T22">e</text:span><text:span text:style-name="T20">n</text:span><text:span text:style-name="T1">é</text:span><text:span text:style-name="T2"> </text:span><text:span text:style-name="T1">p</text:span><text:span text:style-name="T31">ř</text:span><text:span text:style-name="T1">i</text:span><text:span text:style-name="T37"> </text:span><text:span text:style-name="T1">p</text:span><text:span text:style-name="T2">r</text:span><text:span text:style-name="T24">o</text:span><text:span text:style-name="T20">v</text:span><text:span text:style-name="T10">á</text:span><text:span text:style-name="T1">d</text:span><text:span text:style-name="T22">ě</text:span><text:span text:style-name="T1">ní</text:span><text:span text:style-name="T37"> </text:span><text:span text:style-name="T1">p</text:span><text:span text:style-name="T31">ř</text:span><text:span text:style-name="T29">í</text:span><text:span text:style-name="T1">k</text:span><text:span text:style-name="T10">az</text:span><text:span text:style-name="T1">u</text:span></text:p>
      <text:p text:style-name="P28"/>
      <text:p text:style-name="Standard"><text:span text:style-name="T15">Č</text:span><text:span text:style-name="T26">l</text:span><text:span text:style-name="T1">.</text:span><text:span text:style-name="T22"> </text:span><text:span text:style-name="T2">II</text:span><text:span text:style-name="T1">I</text:span></text:p>
      <text:p text:style-name="P2"/>
      <text:p text:style-name="P8"><text:span text:style-name="T13">Z</text:span><text:span text:style-name="T1">a</text:span><text:span text:style-name="T2"> </text:span><text:span text:style-name="T1">p</text:span><text:span text:style-name="T2">r</text:span><text:span text:style-name="T24">o</text:span><text:span text:style-name="T20">v</text:span><text:span text:style-name="T10">e</text:span><text:span text:style-name="T1">d</text:span><text:span text:style-name="T10">e</text:span><text:span text:style-name="T1">ní</text:span><text:span text:style-name="T5"> </text:span><text:span text:style-name="T27">s</text:span><text:span text:style-name="T29">j</text:span><text:span text:style-name="T10">e</text:span><text:span text:style-name="T24">d</text:span><text:span text:style-name="T20">n</text:span><text:span text:style-name="T22">a</text:span><text:span text:style-name="T1">né</text:span><text:span text:style-name="T2"> </text:span><text:span text:style-name="T22">č</text:span><text:span text:style-name="T29">i</text:span><text:span text:style-name="T1">n</text:span><text:span text:style-name="T20">n</text:span><text:span text:style-name="T24">o</text:span><text:span text:style-name="T5">s</text:span><text:span text:style-name="T24">t</text:span><text:span text:style-name="T1">i</text:span><text:span text:style-name="T37"> </text:span><text:span text:style-name="T1">p</text:span><text:span text:style-name="T31">ř</text:span><text:span text:style-name="T29">í</text:span><text:span text:style-name="T27">s</text:span><text:span text:style-name="T29">l</text:span><text:span text:style-name="T1">u</text:span><text:span text:style-name="T27">š</text:span><text:span text:style-name="T1">í</text:span><text:span text:style-name="T5"> </text:span><text:span text:style-name="T1">p</text:span><text:span text:style-name="T31">ř</text:span><text:span text:style-name="T26">í</text:span><text:span text:style-name="T1">k</text:span><text:span text:style-name="T10">a</text:span><text:span text:style-name="T22">z</text:span><text:span text:style-name="T1">n</text:span><text:span text:style-name="T29">í</text:span><text:span text:style-name="T1">k</text:span><text:span text:style-name="T24">o</text:span><text:span text:style-name="T1">vi</text:span><text:span text:style-name="T5"> </text:span><text:span text:style-name="T27">s</text:span><text:span text:style-name="T29">j</text:span><text:span text:style-name="T10">e</text:span><text:span text:style-name="T24">d</text:span><text:span text:style-name="T20">n</text:span><text:span text:style-name="T22">a</text:span><text:span text:style-name="T20">n</text:span><text:span text:style-name="T1">á</text:span><text:span text:style-name="T2"> </text:span><text:span text:style-name="T24">od</text:span><text:span text:style-name="T26">m</text:span><text:span text:style-name="T22">ě</text:span><text:span text:style-name="T20">n</text:span><text:span text:style-name="T1">a</text:span><text:span text:style-name="T31"> </text:span><text:span text:style-name="T20">v celkové výši </text:span><text:span text:style-name="T1">22.000,-Kč</text:span></text:p>
      <text:p text:style-name="Standard"><text:span text:style-name="T47">T</text:span><text:span text:style-name="T33">a</text:span><text:span text:style-name="T1">to</text:span><text:span text:style-name="T39"> </text:span><text:span text:style-name="T10">čá</text:span><text:span text:style-name="T37">s</text:span><text:span text:style-name="T24">t</text:span><text:span text:style-name="T1">ka</text:span><text:span text:style-name="T2"> </text:span><text:span text:style-name="T20">b</text:span><text:span text:style-name="T1">ude</text:span><text:span text:style-name="T2"> </text:span><text:span text:style-name="T1">v</text:span><text:span text:style-name="T20">y</text:span><text:span text:style-name="T24">p</text:span><text:span text:style-name="T29">l</text:span><text:span text:style-name="T10">ac</text:span><text:span text:style-name="T22">e</text:span><text:span text:style-name="T20">n</text:span><text:span text:style-name="T1">a</text:span><text:span text:style-name="T31"> </text:span><text:span text:style-name="T20">b</text:span><text:span text:style-name="T10">e</text:span><text:span text:style-name="T22">z</text:span><text:span text:style-name="T20">h</text:span><text:span text:style-name="T24">o</text:span><text:span text:style-name="T1">t</text:span><text:span text:style-name="T24">o</text:span><text:span text:style-name="T20">v</text:span><text:span text:style-name="T24">o</text:span><text:span text:style-name="T37">s</text:span><text:span text:style-name="T24">t</text:span><text:span text:style-name="T20">n</text:span><text:span text:style-name="T10">ě</text:span><text:span text:style-name="T1"> prostřednictvím měsíčních záloh v maximální výši 2.000,-Kč. </text:span></text:p>
      <text:p text:style-name="Standard"><text:span text:style-name="T1">Od této odměny se odečítá spoluúčast na telekomunikačních službách v celkové výši 2.529,-Kč</text:span></text:p>
      <text:p text:style-name="Standard"><text:span text:style-name="T1">K odměně dále náleží 10% z darů od uživatelů centra připsaných na transparentní účet, zúčtováno bude provedeno čtvrtletně, v případě vyššího zájmu měsíčně.</text:span></text:p>
      <text:p text:style-name="P1"/>
      <text:p text:style-name="Standard"><text:span text:style-name="T15">Č</text:span><text:span text:style-name="T26">l</text:span><text:span text:style-name="T1">.</text:span><text:span text:style-name="T22"> </text:span><text:span text:style-name="T2">I</text:span><text:span text:style-name="T1">V</text:span></text:p>
      <text:p text:style-name="P1"/>
      <text:p text:style-name="Standard"><text:span text:style-name="T1">1.</text:span><text:span text:style-name="T20"> </text:span><text:span text:style-name="T47">T</text:span><text:span text:style-name="T33">a</text:span><text:span text:style-name="T1">to</text:span><text:span text:style-name="T39"> </text:span><text:span text:style-name="T5">s</text:span><text:span text:style-name="T29">m</text:span><text:span text:style-name="T26">l</text:span><text:span text:style-name="T24">ou</text:span><text:span text:style-name="T20">v</text:span><text:span text:style-name="T1">a</text:span><text:span text:style-name="T2"> </text:span><text:span text:style-name="T5">s</text:span><text:span text:style-name="T1">e</text:span><text:span text:style-name="T2"> </text:span><text:span text:style-name="T1">u</text:span><text:span text:style-name="T10">z</text:span><text:span text:style-name="T22">a</text:span><text:span text:style-name="T1">v</text:span><text:span text:style-name="T29">í</text:span><text:span text:style-name="T2">r</text:span><text:span text:style-name="T1">á</text:span><text:span text:style-name="T2"> </text:span><text:span text:style-name="T1">na</text:span><text:span text:style-name="T2"> </text:span><text:span text:style-name="T1">d</text:span><text:span text:style-name="T24">o</text:span><text:span text:style-name="T20">b</text:span><text:span text:style-name="T1">u</text:span><text:span text:style-name="T27"> </text:span><text:span text:style-name="T1">u</text:span><text:span text:style-name="T2">r</text:span><text:span text:style-name="T10">č</text:span><text:span text:style-name="T26">i</text:span><text:span text:style-name="T24">to</text:span><text:span text:style-name="T1">u</text:span><text:span text:style-name="T5"> </text:span><text:span text:style-name="T24">o</text:span><text:span text:style-name="T1">d</text:span><text:span text:style-name="T22"> 0</text:span><text:span text:style-name="T1">1</text:span><text:span text:style-name="T27">. 0</text:span><text:span text:style-name="T20">2</text:span><text:span text:style-name="T27">. </text:span><text:span text:style-name="T1">2015</text:span><text:span text:style-name="T27"> </text:span><text:span text:style-name="T20">d</text:span><text:span text:style-name="T1">o</text:span><text:span text:style-name="T27"> </text:span><text:span text:style-name="T2">3</text:span><text:span text:style-name="T1">1</text:span><text:span text:style-name="T27">. </text:span><text:span text:style-name="T1">12</text:span><text:span text:style-name="T27">. </text:span><text:span text:style-name="T1">2015</text:span></text:p>
      <text:p text:style-name="P29"><text:span text:style-name="T1">2.</text:span><text:span text:style-name="T22"> </text:span><text:span text:style-name="T29">P</text:span><text:span text:style-name="T2">r</text:span><text:span text:style-name="T10">á</text:span><text:span text:style-name="T1">vní</text:span><text:span text:style-name="T5"> </text:span><text:span text:style-name="T20">v</text:span><text:span text:style-name="T10">z</text:span><text:span text:style-name="T24">t</text:span><text:span text:style-name="T10">a</text:span><text:span text:style-name="T1">hy</text:span><text:span text:style-name="T13"> </text:span><text:span text:style-name="T1">z</text:span><text:span text:style-name="T2"> </text:span><text:span text:style-name="T24">t</text:span><text:span text:style-name="T33">é</text:span><text:span text:style-name="T1">to</text:span><text:span text:style-name="T39"> </text:span><text:span text:style-name="T5">s</text:span><text:span text:style-name="T29">m</text:span><text:span text:style-name="T26">l</text:span><text:span text:style-name="T24">ou</text:span><text:span text:style-name="T1">vy</text:span><text:span text:style-name="T27"> </text:span><text:span text:style-name="T1">v</text:span><text:span text:style-name="T20">y</text:span><text:span text:style-name="T24">p</text:span><text:span text:style-name="T1">l</text:span><text:span text:style-name="T29">ý</text:span><text:span text:style-name="T1">v</text:span><text:span text:style-name="T22">a</text:span><text:span text:style-name="T29">jí</text:span><text:span text:style-name="T48">c</text:span><text:span text:style-name="T1">í</text:span><text:span text:style-name="T37"> </text:span><text:span text:style-name="T27">s</text:span><text:span text:style-name="T1">e</text:span><text:span text:style-name="T2"> </text:span><text:span text:style-name="T31">ř</text:span><text:span text:style-name="T26">í</text:span><text:span text:style-name="T24">d</text:span><text:span text:style-name="T1">í</text:span><text:span text:style-name="T5"> </text:span><text:span text:style-name="T1">p</text:span><text:span text:style-name="T31">ř</text:span><text:span text:style-name="T26">í</text:span><text:span text:style-name="T27">s</text:span><text:span text:style-name="T29">l</text:span><text:span text:style-name="T1">u</text:span><text:span text:style-name="T27">š</text:span><text:span text:style-name="T1">nými</text:span><text:span text:style-name="T5"> </text:span><text:span text:style-name="T1">u</text:span><text:span text:style-name="T5">s</text:span><text:span text:style-name="T24">t</text:span><text:span text:style-name="T10">a</text:span><text:span text:style-name="T20">n</text:span><text:span text:style-name="T24">o</text:span><text:span text:style-name="T20">v</text:span><text:span text:style-name="T22">e</text:span><text:span text:style-name="T1">ní</text:span><text:span text:style-name="T2">m</text:span><text:span text:style-name="T1">i</text:span><text:span text:style-name="T37"> </text:span><text:span text:style-name="T24">o</text:span><text:span text:style-name="T1">b</text:span><text:span text:style-name="T10">č</text:span><text:span text:style-name="T22">a</text:span><text:span text:style-name="T20">n</text:span><text:span text:style-name="T5">s</text:span><text:span text:style-name="T1">k</text:span><text:span text:style-name="T22">é</text:span><text:span text:style-name="T20">h</text:span><text:span text:style-name="T1">o </text:span><text:span text:style-name="T10">zá</text:span><text:span text:style-name="T1">k</text:span><text:span text:style-name="T24">o</text:span><text:span text:style-name="T1">n</text:span><text:span text:style-name="T26">í</text:span><text:span text:style-name="T1">ku.</text:span></text:p>
      <text:p text:style-name="P29"><text:span text:style-name="T1">3.</text:span><text:span text:style-name="T20"> </text:span><text:span text:style-name="T47">T</text:span><text:span text:style-name="T33">a</text:span><text:span text:style-name="T1">to</text:span><text:span text:style-name="T39"> </text:span><text:span text:style-name="T5">s</text:span><text:span text:style-name="T29">m</text:span><text:span text:style-name="T26">l</text:span><text:span text:style-name="T24">ou</text:span><text:span text:style-name="T20">v</text:span><text:span text:style-name="T1">a</text:span><text:span text:style-name="T2"> </text:span><text:span text:style-name="T5">s</text:span><text:span text:style-name="T1">e</text:span><text:span text:style-name="T31"> </text:span><text:span text:style-name="T1">v</text:span><text:span text:style-name="T20">yh</text:span><text:span text:style-name="T24">oto</text:span><text:span text:style-name="T20">v</text:span><text:span text:style-name="T24">u</text:span><text:span text:style-name="T26">j</text:span><text:span text:style-name="T1">e</text:span><text:span text:style-name="T2"> </text:span><text:span text:style-name="T20">v</text:span><text:span text:style-name="T1">e</text:span><text:span text:style-name="T31"> </text:span><text:span text:style-name="T24">d</text:span><text:span text:style-name="T20">v</text:span><text:span text:style-name="T24">o</text:span><text:span text:style-name="T1">u</text:span><text:span text:style-name="T27"> </text:span><text:span text:style-name="T5">s</text:span><text:span text:style-name="T24">t</text:span><text:span text:style-name="T10">e</text:span><text:span text:style-name="T29">j</text:span><text:span text:style-name="T20">n</text:span><text:span text:style-name="T24">op</text:span><text:span text:style-name="T26">i</text:span><text:span text:style-name="T5">s</text:span><text:span text:style-name="T10">e</text:span><text:span text:style-name="T22">c</text:span><text:span text:style-name="T20">h</text:span><text:span text:style-name="T1">,</text:span><text:span text:style-name="T22"> </text:span><text:span text:style-name="T1">z</text:span><text:span text:style-name="T2"> </text:span><text:span text:style-name="T1">n</text:span><text:span text:style-name="T29">i</text:span><text:span text:style-name="T22">c</text:span><text:span text:style-name="T20">h</text:span><text:span text:style-name="T1">ž</text:span><text:span text:style-name="T2"> </text:span><text:span text:style-name="T1">po</text:span><text:span text:style-name="T39"> </text:span><text:span text:style-name="T26">j</text:span><text:span text:style-name="T10">e</text:span><text:span text:style-name="T24">d</text:span><text:span text:style-name="T20">n</text:span><text:span text:style-name="T43">o</text:span><text:span text:style-name="T1">m</text:span><text:span text:style-name="T37"> </text:span><text:span text:style-name="T24">o</text:span><text:span text:style-name="T20">b</text:span><text:span text:style-name="T1">d</text:span><text:span text:style-name="T2">r</text:span><text:span text:style-name="T22">ž</text:span><text:span text:style-name="T1">í</text:span><text:span text:style-name="T37"> </text:span><text:span text:style-name="T1">k</text:span><text:span text:style-name="T10">až</text:span><text:span text:style-name="T1">dá</text:span><text:span text:style-name="T2"> </text:span><text:span text:style-name="T10">z</text:span><text:span text:style-name="T1">e </text:span><text:span text:style-name="T27">s</text:span><text:span text:style-name="T29">ml</text:span><text:span text:style-name="T24">u</text:span><text:span text:style-name="T1">vn</text:span><text:span text:style-name="T29">í</text:span><text:span text:style-name="T22">c</text:span><text:span text:style-name="T1">h</text:span><text:span text:style-name="T13"> </text:span><text:span text:style-name="T5">s</text:span><text:span text:style-name="T24">t</text:span><text:span text:style-name="T2">r</text:span><text:span text:style-name="T10">a</text:span><text:span text:style-name="T20">n</text:span><text:span text:style-name="T1">.</text:span></text:p>
      <text:p text:style-name="P29"><text:span text:style-name="T1">4.</text:span><text:span text:style-name="T20"> </text:span><text:span text:style-name="T47">T</text:span><text:span text:style-name="T33">a</text:span><text:span text:style-name="T1">to</text:span><text:span text:style-name="T39"> </text:span><text:span text:style-name="T5">s</text:span><text:span text:style-name="T29">m</text:span><text:span text:style-name="T26">l</text:span><text:span text:style-name="T24">ou</text:span><text:span text:style-name="T20">v</text:span><text:span text:style-name="T1">a</text:span><text:span text:style-name="T31"> </text:span><text:span text:style-name="T20">n</text:span><text:span text:style-name="T22">a</text:span><text:span text:style-name="T1">b</text:span><text:span text:style-name="T20">ý</text:span><text:span text:style-name="T1">vá</text:span><text:span text:style-name="T2"> </text:span><text:span text:style-name="T1">ú</text:span><text:span text:style-name="T22">č</text:span><text:span text:style-name="T29">i</text:span><text:span text:style-name="T1">n</text:span><text:span text:style-name="T20">n</text:span><text:span text:style-name="T24">o</text:span><text:span text:style-name="T5">s</text:span><text:span text:style-name="T41">t</text:span><text:span text:style-name="T1">i</text:span><text:span text:style-name="T37"> </text:span><text:span text:style-name="T1">d</text:span><text:span text:style-name="T20">n</text:span><text:span text:style-name="T22">e</text:span><text:span text:style-name="T1">m</text:span><text:span text:style-name="T5"> </text:span><text:span text:style-name="T1">p</text:span><text:span text:style-name="T24">o</text:span><text:span text:style-name="T1">d</text:span><text:span text:style-name="T24">p</text:span><text:span text:style-name="T26">i</text:span><text:span text:style-name="T5">s</text:span><text:span text:style-name="T1">u</text:span><text:span text:style-name="T27"> s</text:span><text:span text:style-name="T1">m</text:span><text:span text:style-name="T29">l</text:span><text:span text:style-name="T24">u</text:span><text:span text:style-name="T1">vní</text:span><text:span text:style-name="T29">m</text:span><text:span text:style-name="T1">i</text:span><text:span text:style-name="T5"> s</text:span><text:span text:style-name="T24">t</text:span><text:span text:style-name="T2">r</text:span><text:span text:style-name="T10">a</text:span><text:span text:style-name="T20">n</text:span><text:span text:style-name="T22">a</text:span><text:span text:style-name="T1">m</text:span><text:span text:style-name="T29">i</text:span><text:span text:style-name="T1">.</text:span><text:span text:style-name="T22"> </text:span><text:span text:style-name="T2">Př</text:span><text:span text:style-name="T26">í</text:span><text:span text:style-name="T24">p</text:span><text:span text:style-name="T10">a</text:span><text:span text:style-name="T24">d</text:span><text:span text:style-name="T20">n</text:span><text:span text:style-name="T1">é</text:span><text:span text:style-name="T2"> </text:span><text:span text:style-name="T5">s</text:span><text:span text:style-name="T1">p</text:span><text:span text:style-name="T24">o</text:span><text:span text:style-name="T2">r</text:span><text:span text:style-name="T1">y</text:span><text:span text:style-name="T37"> </text:span><text:span text:style-name="T41">t</text:span><text:span text:style-name="T36">ý</text:span><text:span text:style-name="T1">k</text:span><text:span text:style-name="T22">a</text:span><text:span text:style-name="T1">j</text:span><text:span text:style-name="T29">í</text:span><text:span text:style-name="T22">c</text:span><text:span text:style-name="T1">í </text:span><text:span text:style-name="T5">s</text:span><text:span text:style-name="T1">e</text:span><text:span text:style-name="T2"> </text:span><text:span text:style-name="T24">t</text:span><text:span text:style-name="T33">é</text:span><text:span text:style-name="T1">to</text:span><text:span text:style-name="T39"> </text:span><text:span text:style-name="T5">s</text:span><text:span text:style-name="T29">m</text:span><text:span text:style-name="T26">l</text:span><text:span text:style-name="T24">ou</text:span><text:span text:style-name="T1">vy</text:span><text:span text:style-name="T13"> </text:span><text:span text:style-name="T20">b</text:span><text:span text:style-name="T1">ud</text:span><text:span text:style-name="T24">o</text:span><text:span text:style-name="T1">u</text:span><text:span text:style-name="T27"> </text:span><text:span text:style-name="T1">p</text:span><text:span text:style-name="T2">r</text:span><text:span text:style-name="T29">im</text:span><text:span text:style-name="T10">á</text:span><text:span text:style-name="T31">r</text:span><text:span text:style-name="T20">n</text:span><text:span text:style-name="T1">ě</text:span><text:span text:style-name="T2"> ř</text:span><text:span text:style-name="T10">e</text:span><text:span text:style-name="T5">š</text:span><text:span text:style-name="T22">e</text:span><text:span text:style-name="T1">ny</text:span><text:span text:style-name="T13"> </text:span><text:span text:style-name="T27">s</text:span><text:span text:style-name="T1">m</text:span><text:span text:style-name="T29">í</text:span><text:span text:style-name="T31">r</text:span><text:span text:style-name="T20">n</text:span><text:span text:style-name="T24">o</text:span><text:span text:style-name="T1">u, m</text:span><text:span text:style-name="T2">i</text:span><text:span text:style-name="T26">m</text:span><text:span text:style-name="T24">o</text:span><text:span text:style-name="T5">s</text:span><text:span text:style-name="T24">o</text:span><text:span text:style-name="T1">udní</text:span><text:span text:style-name="T5"> </text:span><text:span text:style-name="T10">ce</text:span><text:span text:style-name="T5">s</text:span><text:span text:style-name="T24">to</text:span><text:span text:style-name="T1">u.</text:span><text:span text:style-name="T36"> </text:span><text:span text:style-name="T47">T</text:span><text:span text:style-name="T33">a</text:span><text:span text:style-name="T1">to</text:span><text:span text:style-name="T39"> </text:span><text:span text:style-name="T5">s</text:span><text:span text:style-name="T29">m</text:span><text:span text:style-name="T26">l</text:span><text:span text:style-name="T24">ou</text:span><text:span text:style-name="T20">v</text:span><text:span text:style-name="T1">a</text:span><text:span text:style-name="T31"> </text:span><text:span text:style-name="T29">j</text:span><text:span text:style-name="T1">e</text:span><text:span text:style-name="T2"> </text:span><text:span text:style-name="T5">s</text:span><text:span text:style-name="T10">e</text:span><text:span text:style-name="T1">p</text:span><text:span text:style-name="T27">s</text:span><text:span text:style-name="T22">á</text:span><text:span text:style-name="T20">n</text:span><text:span text:style-name="T1">a </text:span><text:span text:style-name="T20">v</text:span><text:span text:style-name="T1">e</text:span><text:span text:style-name="T2"> </text:span><text:span text:style-name="T24">d</text:span><text:span text:style-name="T29">v</text:span><text:span text:style-name="T24">o</text:span><text:span text:style-name="T1">u</text:span><text:span text:style-name="T27"> </text:span><text:span text:style-name="T1">v</text:span><text:span text:style-name="T20">yh</text:span><text:span text:style-name="T24">o</text:span><text:span text:style-name="T1">t</text:span><text:span text:style-name="T24">o</text:span><text:span text:style-name="T20">v</text:span><text:span text:style-name="T10">e</text:span><text:span text:style-name="T1">n</text:span><text:span text:style-name="T29">í</text:span><text:span text:style-name="T22">c</text:span><text:span text:style-name="T20">h</text:span><text:span text:style-name="T1">,</text:span><text:span text:style-name="T22"> </text:span><text:span text:style-name="T1">z</text:span><text:span text:style-name="T22"> </text:span><text:span text:style-name="T1">n</text:span><text:span text:style-name="T29">i</text:span><text:span text:style-name="T22">c</text:span><text:span text:style-name="T20">h</text:span><text:span text:style-name="T1">ž</text:span><text:span text:style-name="T2"> </text:span><text:span text:style-name="T1">k</text:span><text:span text:style-name="T10">až</text:span><text:span text:style-name="T1">dá</text:span><text:span text:style-name="T2"> </text:span><text:span text:style-name="T5">s</text:span><text:span text:style-name="T24">t</text:span><text:span text:style-name="T2">r</text:span><text:span text:style-name="T10">a</text:span><text:span text:style-name="T20">n</text:span><text:span text:style-name="T1">a</text:span><text:span text:style-name="T2"> </text:span><text:span text:style-name="T24">o</text:span><text:span text:style-name="T20">b</text:span><text:span text:style-name="T1">d</text:span><text:span text:style-name="T2">r</text:span><text:span text:style-name="T22">ž</text:span><text:span text:style-name="T1">í</text:span><text:span text:style-name="T5"> </text:span><text:span text:style-name="T20">p</text:span><text:span text:style-name="T1">o</text:span><text:span text:style-name="T39"> </text:span><text:span text:style-name="T26">j</text:span><text:span text:style-name="T10">e</text:span><text:span text:style-name="T24">d</text:span><text:span text:style-name="T20">n</text:span><text:span text:style-name="T43">o</text:span><text:span text:style-name="T26">m</text:span><text:span text:style-name="T1">.</text:span><text:span text:style-name="T22"> </text:span><text:span text:style-name="T1">O</text:span><text:span text:style-name="T20">b</text:span><text:span text:style-name="T1">ě</text:span><text:span text:style-name="T39"> </text:span><text:span text:style-name="T5">s</text:span><text:span text:style-name="T24">t</text:span><text:span text:style-name="T2">r</text:span><text:span text:style-name="T10">a</text:span><text:span text:style-name="T1">ny</text:span><text:span text:style-name="T13"> </text:span><text:span text:style-name="T5">s</text:span><text:span text:style-name="T24">o</text:span><text:span text:style-name="T1">uh</text:span><text:span text:style-name="T29">l</text:span><text:span text:style-name="T10">a</text:span><text:span text:style-name="T27">s</text:span><text:span text:style-name="T1">í</text:span><text:span text:style-name="T5"> </text:span><text:span text:style-name="T1">s</text:span><text:span text:style-name="T27"> </text:span><text:span text:style-name="T24">t</text:span><text:span text:style-name="T29">ím</text:span><text:span text:style-name="T1">,</text:span><text:span text:style-name="T22"> </text:span><text:span text:style-name="T10">ž</text:span><text:span text:style-name="T1">e </text:span><text:span text:style-name="T24">t</text:span><text:span text:style-name="T33">a</text:span><text:span text:style-name="T1">to</text:span><text:span text:style-name="T15"> </text:span><text:span text:style-name="T27">s</text:span><text:span text:style-name="T29">m</text:span><text:span text:style-name="T26">l</text:span><text:span text:style-name="T24">ou</text:span><text:span text:style-name="T20">v</text:span><text:span text:style-name="T1">a</text:span><text:span text:style-name="T2"> </text:span><text:span text:style-name="T20">b</text:span><text:span text:style-name="T1">u</text:span><text:span text:style-name="T24">d</text:span><text:span text:style-name="T1">e</text:span><text:span text:style-name="T2"> </text:span><text:span text:style-name="T1">v </text:span><text:span text:style-name="T24">p</text:span><text:span text:style-name="T29">l</text:span><text:span text:style-name="T1">n</text:span><text:span text:style-name="T22">é</text:span><text:span text:style-name="T1">m</text:span><text:span text:style-name="T37"> </text:span><text:span text:style-name="T2">r</text:span><text:span text:style-name="T24">o</text:span><text:span text:style-name="T10">z</text:span><text:span text:style-name="T5">s</text:span><text:span text:style-name="T10">a</text:span><text:span text:style-name="T20">h</text:span><text:span text:style-name="T1">u</text:span><text:span text:style-name="T27"> </text:span><text:span text:style-name="T22">z</text:span><text:span text:style-name="T20">v</text:span><text:span text:style-name="T10">e</text:span><text:span text:style-name="T2">ř</text:span><text:span text:style-name="T22">e</text:span><text:span text:style-name="T29">j</text:span><text:span text:style-name="T1">n</text:span><text:span text:style-name="T22">ě</text:span><text:span text:style-name="T20">n</text:span><text:span text:style-name="T10">a</text:span><text:span text:style-name="T1">.</text:span></text:p>
      <text:p text:style-name="P2"/>
      <text:p text:style-name="Standard"><text:span text:style-name="T49">V</text:span><text:span text:style-name="T60"> </text:span><text:span text:style-name="T58">Pr</text:span><text:span text:style-name="T52">az</text:span><text:span text:style-name="T49">e d</text:span><text:span text:style-name="T59">n</text:span><text:span text:style-name="T49">e</text:span><text:span text:style-name="T58"> </text:span><text:span text:style-name="T49">12</text:span><text:span text:style-name="T57">. </text:span><text:span text:style-name="T61">0</text:span><text:span text:style-name="T49">2</text:span><text:span text:style-name="T57">. </text:span><text:span text:style-name="T49">2014</text:span></text:p>
      <text:p text:style-name="P3"/>
      <text:p text:style-name="P3"/>
      <text:p text:style-name="P3"/>
      <text:p text:style-name="Standard"><text:span text:style-name="T58">Př</text:span><text:span text:style-name="T53">í</text:span><text:span text:style-name="T56">k</text:span><text:span text:style-name="T52">azce</text:span><text:span text:style-name="T49">: <text:s text:c="59"/></text:span><text:span text:style-name="T58">Př</text:span><text:span text:style-name="T53">í</text:span><text:span text:style-name="T56">k</text:span><text:span text:style-name="T52">a</text:span><text:span text:style-name="T54">z</text:span><text:span text:style-name="T49">n</text:span><text:span text:style-name="T55">í</text:span><text:span text:style-name="T49">k:</text:span></text:p>
      <text:p text:style-name="P3"/>
      <text:p text:style-name="P3"/>
      <text:p text:style-name="P3"/>
      <text:p text:style-name="P3"/>
      <text:p text:style-name="P2"/>
      <text:p text:style-name="Standard"><draw:custom-shape text:anchor-type="paragraph" draw:z-index="0" draw:name="Freeform 2" draw:style-name="gr1" draw:text-style-name="P32" svg:width="6.774cm" svg:height="0cm" svg:x="2.498cm" svg:y="0.046cm"><text:p/><draw:enhanced-geometry draw:mirror-horizontal="false" draw:mirror-vertical="false" drawooo:sub-view-size="3840 0" draw:text-areas="0 0 ?f2 ?f3" svg:viewBox="0 0 0 0" draw:type="ooxml-non-primitive" draw:enhanced-path="M 0 0 L 3840 0 N"><draw:equation draw:name="f0" draw:formula="0*logwidth/3840"/><draw:equation draw:name="f1" draw:formula="3840*logwidth/3840"/><draw:equation draw:name="f2" draw:formula="logwidth"/><draw:equation draw:name="f3" draw:formula="logheight"/></draw:enhanced-geometry></draw:custom-shape><draw:custom-shape text:anchor-type="paragraph" draw:z-index="1" draw:name="Freeform 3" draw:style-name="gr1" draw:text-style-name="P32" svg:width="6.774cm" svg:height="0cm" svg:x="10.502cm" svg:y="0.046cm"><text:p/><draw:enhanced-geometry draw:mirror-horizontal="false" draw:mirror-vertical="false" drawooo:sub-view-size="3840 0" draw:text-areas="0 0 ?f2 ?f3" svg:viewBox="0 0 0 0" draw:type="ooxml-non-primitive" draw:enhanced-path="M 0 0 L 3840 0 N"><draw:equation draw:name="f0" draw:formula="0*logwidth/3840"/><draw:equation draw:name="f1" draw:formula="3840*logwidth/3840"/><draw:equation draw:name="f2" draw:formula="logwidth"/><draw:equation draw:name="f3" draw:formula="logheight"/></draw:enhanced-geometry></draw:custom-shape><text:span text:style-name="T5"> <text:s/>Č</text:span><text:span text:style-name="T10">e</text:span><text:span text:style-name="T5">s</text:span><text:span text:style-name="T1">ká</text:span><text:span text:style-name="T2"> </text:span><text:span text:style-name="T24">p</text:span><text:span text:style-name="T26">i</text:span><text:span text:style-name="T2">r</text:span><text:span text:style-name="T10">á</text:span><text:span text:style-name="T24">t</text:span><text:span text:style-name="T5">s</text:span><text:span text:style-name="T1">ká</text:span><text:span text:style-name="T2"> </text:span><text:span text:style-name="T5">s</text:span><text:span text:style-name="T24">t</text:span><text:span text:style-name="T2">r</text:span><text:span text:style-name="T10">a</text:span><text:span text:style-name="T20">n</text:span><text:span text:style-name="T1">a<text:tab/><text:tab/><text:tab/> <text:s text:c="7"/></text:span><text:span text:style-name="T22">V</text:span><text:span text:style-name="T26">l</text:span><text:span text:style-name="T10">a</text:span><text:span text:style-name="T24">d</text:span><text:span text:style-name="T29">i</text:span><text:span text:style-name="T27">s</text:span><text:span text:style-name="T29">l</text:span><text:span text:style-name="T22">a</text:span><text:span text:style-name="T1">v</text:span><text:span text:style-name="T37"> </text:span><text:span text:style-name="T47">T</text:span><text:span text:style-name="T24">o</text:span><text:span text:style-name="T1">b</text:span><text:span text:style-name="T26">i</text:span><text:span text:style-name="T22">a</text:span><text:span text:style-name="T1">s </text:span><text:span text:style-name="T27">E</text:span><text:span text:style-name="T5">s</text:span><text:span text:style-name="T20">n</text:span><text:span text:style-name="T10">e</text:span><text:span text:style-name="T1">r</text:span></text:p>
      <text:p text:style-name="Standard"><text:span text:style-name="T1"><text:s text:c="2"/>Ondřej Profant p</text:span><text:span text:style-name="T2">ř</text:span><text:span text:style-name="T10">e</text:span><text:span text:style-name="T1">d</text:span><text:span text:style-name="T5">s</text:span><text:span text:style-name="T10">e</text:span><text:span text:style-name="T1">da</text:span><text:span text:style-name="T2"> </text:span><text:span text:style-name="T20">K</text:span><text:span text:style-name="T1">S</text:span><text:span text:style-name="T48"> </text:span><text:span text:style-name="T2">Pr</text:span><text:span text:style-name="T10">a</text:span><text:span text:style-name="T20">h</text:span><text:span text:style-name="T1">a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vertical-align="baseline" style:writing-mode="page"/>
      <style:text-properties style:use-window-font-color="true" style:font-name="Liberation Serif" fo:font-size="12pt" fo:language="cs" fo:country="CZ" style:letter-kerning="true" style:font-name-asian="DejaVu Sans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fo:color="#333333" style:font-name="Liberation Sans" fo:font-family="'Liberation Sans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fo:line-height="120%" style:punctuation-wrap="hanging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/>
    </style:style>
    <style:style style:name="List" style:family="paragraph" style:parent-style-name="Text_20_body" style:default-outline-level="" style:class="list">
      <style:text-properties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>
        <style:tab-stops>
          <style:tab-stop style:position="11.001cm" style:type="center"/>
          <style:tab-stop style:position="19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punctuation-wrap="hanging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Adresa" style:family="paragraph" style:parent-style-name="Standard" style:auto-update="true" style:default-outline-level="">
      <style:paragraph-properties fo:margin-left="7.999cm" fo:margin-right="0cm" fo:margin-top="1.199cm" fo:margin-bottom="1cm" loext:contextual-spacing="false" fo:text-align="start" style:justify-single-word="false" fo:text-indent="0cm" style:auto-text-indent="false"/>
      <style:text-properties fo:font-size="11pt" style:font-size-asian="11pt" style:font-size-complex="11pt"/>
    </style:style>
    <style:style style:name="Vec" style:family="paragraph" style:next-style-name="Standard" style:default-outline-level="">
      <style:paragraph-properties fo:margin-top="1cm" fo:margin-bottom="1cm" loext:contextual-spacing="false" fo:text-align="start" style:justify-single-word="false" fo:orphans="2" fo:widows="2" fo:hyphenation-ladder-count="no-limit" style:writing-mode="lr-tb"/>
      <style:text-properties fo:color="#333333" style:font-name="Liberation Sans" fo:font-family="'Liberation Sans'" style:font-family-generic="roman" style:font-pitch="variable" fo:font-size="10.5pt" fo:font-weight="bold" style:font-size-asian="10.5pt" style:font-weight-asian="bold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beration_20_Mono" style:display-name="Liberation Mono" style:family="paragraph" style:parent-style-name="Text_20_body" style:default-outline-level=""/>
    <style:style style:name="Salutation" style:family="paragraph" style:parent-style-name="Text_20_body" style:default-outline-level="" style:class="text">
      <style:paragraph-properties fo:margin-left="9.999cm" fo:margin-right="0cm" fo:margin-top="1cm" fo:margin-bottom="1cm" loext:contextual-spacing="false" fo:text-indent="0cm" style:auto-text-indent="false" text:number-lines="false" text:line-number="0"/>
    </style:style>
    <style:style style:name="Signature" style:family="paragraph" style:parent-style-name="Standard" style:default-outline-level="" style:class="text">
      <style:paragraph-properties fo:margin-left="9.999cm" fo:margin-right="0cm" fo:text-indent="0cm" style:auto-text-indent="false" text:number-lines="false" text:line-number="0"/>
      <style:text-properties fo:font-size="11pt" style:font-size-asian="11pt"/>
    </style:style>
    <style:style style:name="Priloha" style:family="paragraph" style:parent-style-name="Standard" style:default-outline-level="">
      <style:paragraph-properties fo:margin-top="0.499cm" fo:margin-bottom="0cm" loext:contextual-spacing="false"/>
      <style:text-properties fo:font-size="11pt" fo:font-weight="bold" style:font-size-asian="11pt" style:font-weight-asian="bold"/>
    </style:style>
    <style:style style:name="Numbering_20_1_20_Start" style:display-name="Numbering 1 Start" style:family="paragraph" style:parent-style-name="List" style:default-outline-level="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Zápatí_20_Char" style:display-name="Zápatí Char" style:family="text" style:parent-style-name="Default_20_Paragraph_20_Font">
      <style:text-properties fo:color="#333333" style:font-name="Liberation Sans" fo:font-family="'Liberation Sans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Záhlaví_20_Char" style:display-name="Záhlaví Char" style:family="text" style:parent-style-name="Default_20_Paragraph_20_Font">
      <style:text-properties fo:color="#333333" style:font-name="Liberation Sans" fo:font-family="'Liberation Sans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/>
    </style:style>
    <style:style style:name="MT1" style:family="text">
      <style:text-properties style:font-name-complex="Arial1"/>
    </style:style>
    <style:style style:name="MT2" style:family="text">
      <style:text-properties style:font-name-asian="Liberation Sans1" style:font-name-complex="Liberation Sans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002cm" fo:margin-bottom="1.007cm" fo:margin-left="2.499cm" fo:margin-right="1.748cm" style:writing-mode="lr-tb" style:layout-grid-color="#c0c0c0" style:layout-grid-lines="39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53cm" fo:margin-left="0cm" fo:margin-right="0cm" fo:margin-bottom="1.854cm" style:dynamic-spacing="true"/>
      </style:header-style>
      <style:footer-style>
        <style:header-footer-properties fo:min-height="2.745cm" fo:margin-left="0cm" fo:margin-right="0cm" fo:margin-top="2.64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 7" text:anchor-type="char" svg:x="-0.716cm" svg:y="-0.37cm" svg:width="5.666cm" svg:height="2.348cm" draw:z-index="3"><draw:image xlink:href="Pictures/100002010000044A000001C737AE8CA5.png" xlink:type="simple" xlink:show="embed" xlink:actuate="onLoad"/></draw:frame></text:p>
      </style:header>
      <style:footer>
        <text:p text:style-name="MP1"><text:span text:style-name="MT1">Česká pirátská strana • Řehořova 943/19 130 00 Praha 3 <text:s/>• Doručovat do datové schránky b2i4r6j</text:span><text:span text:style-name="MT2"><text:line-break/></text:span><text:span text:style-name="MT1">Tel. +420 608 963 111</text:span><text:bookmark text:name="_GoBack"/><text:span text:style-name="MT1"> • Web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1">Transparentní účet 2100048174/2010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Obrázek 6" text:anchor-type="char" svg:x="-1.198cm" svg:y="-0.566cm" svg:width="5.666cm" svg:height="2.348cm" draw:z-index="0"><draw:image xlink:href="Pictures/100002010000044A000001C737AE8CA5.png" xlink:type="simple" xlink:show="embed" xlink:actuate="onLoad"/></draw:frame></text:p>
      </style:header>
      <style:footer>
        <text:p text:style-name="MP1"><text:span text:style-name="MT1">Česká pirátská strana • Řehořova 943/19 130 00 Praha 3 <text:s/>• Doručovat do datové schránky b2i4r6j</text:span><text:span text:style-name="MT2"><text:line-break/></text:span><text:span text:style-name="MT1">Tel. +420 732 579 221 • Web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1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irátský dopis</dc:title>
    <meta:initial-creator>Tobik</meta:initial-creator>
    <dc:creator>Tobik</dc:creator>
    <meta:editing-cycles>12</meta:editing-cycles>
    <meta:print-date>2015-02-12T17:15:00</meta:print-date>
    <meta:creation-date>2015-02-12T15:12:00</meta:creation-date>
    <dc:date>2015-02-17T12:48:00</dc:date>
    <meta:editing-duration>PT2M7S</meta:editing-duration>
    <meta:generator>LibreOffice/4.3.5.2$Linux_X86_64 LibreOffice_project/430m0$Build-2</meta:generator>
    <meta:document-statistic meta:table-count="0" meta:image-count="2" meta:object-count="0" meta:page-count="2" meta:paragraph-count="54" meta:word-count="576" meta:character-count="3894" meta:non-whitespace-character-count="32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blona_dopis" xlink:href=""/>
  </office:meta>
</office:document-meta>
</file>